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1" svg:font-family="Courier" style:font-adornments="Gras" style:font-family-generic="modern"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style style:name="P26" style:family="paragraph" style:parent-style-name="Important">
      <style:text-properties style:font-name="Courier1"/>
    </style:style>
    <style:style style:name="P27" style:family="paragraph" style:parent-style-name="Text_20_body" style:list-style-name="L3">
      <style:paragraph-properties fo:margin-left="2.032cm" fo:margin-right="0cm" fo:text-indent="0cm" style:auto-text-indent="false"/>
    </style:style>
    <style:style style:name="P28" style:family="paragraph" style:parent-style-name="Text_20_body" style:list-style-name="L4"/>
    <style:style style:name="P29" style:family="paragraph" style:parent-style-name="Text_20_body" style:list-style-name="L3">
      <style:paragraph-properties fo:margin-left="0cm" fo:margin-right="0cm" fo:text-indent="0cm" style:auto-text-indent="false"/>
    </style:style>
    <style:style style:name="P30" style:family="paragraph" style:parent-style-name="Text_20_body">
      <style:text-properties style:use-window-font-color="true" fo:font-weight="normal"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5"/>
    <style:style style:name="P33"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4" style:family="paragraph" style:parent-style-name="Heading_20_2">
      <style:paragraph-properties fo:break-before="page"/>
    </style:style>
    <style:style style:name="P35" style:family="paragraph" style:parent-style-name="Standard">
      <style:paragraph-properties style:text-autospace="none"/>
      <style:text-properties fo:color="#000000" style:font-name="Monospace" fo:font-size="9pt" style:font-name-asian="Monospace" style:font-size-asian="9pt" style:font-name-complex="Monospace" style:font-size-complex="9pt"/>
    </style:style>
    <style:style style:name="P36" style:family="paragraph" style:parent-style-name="Standard">
      <style:paragraph-properties style:text-autospace="none"/>
      <style:text-properties style:font-name="Monospace" fo:font-size="9pt" style:font-name-asian="Monospace" style:font-size-asian="9pt" style:font-name-complex="Monospace" style:font-size-complex="9pt"/>
    </style:style>
    <style:style style:name="P37" style:family="paragraph" style:parent-style-name="Standard">
      <style:text-properties fo:color="#000000" style:font-name="Monospace" fo:font-size="9pt" style:font-name-asian="Monospace" style:font-size-asian="9pt" style:font-name-complex="Monospace" style:font-size-complex="9pt"/>
    </style:style>
    <style:style style:name="P38"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39" style:family="paragraph" style:parent-style-name="Standard">
      <style:text-properties fo:color="#000000" style:font-name="Standard Symbols L" fo:font-size="9pt" style:font-name-asian="Standard Symbols L" style:font-size-asian="9pt" style:font-name-complex="Standard Symbols L" style:font-size-complex="9pt"/>
    </style:style>
    <style:style style:name="P40" style:family="paragraph" style:parent-style-name="Text_20_body">
      <style:text-properties style:use-window-font-color="true" fo:font-size="9pt" style:font-size-asian="9pt" style:font-size-complex="9pt"/>
    </style:style>
    <style:style style:name="P41" style:family="paragraph" style:parent-style-name="Standard">
      <style:paragraph-properties style:text-autospace="none"/>
      <style:text-properties fo:color="#000000" style:font-name="Standard Symbols L" fo:font-size="9pt" style:font-name-asian="Standard Symbols L" style:font-size-asian="9pt" style:font-name-complex="Standard Symbols L" style:font-size-complex="9pt"/>
    </style:style>
    <style:style style:name="P42" style:family="paragraph" style:parent-style-name="Text_20_body">
      <style:text-properties style:use-window-font-color="true"/>
    </style:style>
    <style:style style:name="P43" style:family="paragraph" style:parent-style-name="Standard">
      <style:paragraph-properties style:text-autospace="none">
        <style:tab-stops>
          <style:tab-stop style:position="0.63cm"/>
          <style:tab-stop style:position="1.259cm"/>
          <style:tab-stop style:position="1.849cm"/>
        </style:tab-stops>
      </style:paragraph-properties>
      <style:text-properties style:font-name="Monospace" fo:font-size="7pt" style:font-name-asian="Monospace" style:font-size-asian="7pt" style:font-name-complex="Monospace" style:font-size-complex="7pt"/>
    </style:style>
    <style:style style:name="P44" style:family="paragraph" style:parent-style-name="Standard">
      <style:paragraph-properties style:text-autospace="none">
        <style:tab-stops>
          <style:tab-stop style:position="0.63cm"/>
          <style:tab-stop style:position="1.259cm"/>
          <style:tab-stop style:position="1.849cm"/>
        </style:tab-stops>
      </style:paragraph-properties>
      <style:text-properties fo:color="#0000ff" style:font-name="Monospace" fo:font-size="7pt" style:font-name-asian="Monospace" style:font-size-asian="7pt" style:font-name-complex="Monospace" style:font-size-complex="7pt"/>
    </style:style>
    <style:style style:name="P45" style:family="paragraph" style:parent-style-name="Standard">
      <style:paragraph-properties style:text-autospace="none">
        <style:tab-stops>
          <style:tab-stop style:position="0.63cm"/>
          <style:tab-stop style:position="1.259cm"/>
          <style:tab-stop style:position="1.849cm"/>
        </style:tab-stops>
      </style:paragraph-properties>
      <style:text-properties fo:color="#00ae00" style:font-name="Monospace" fo:font-size="7pt" style:font-name-asian="Monospace" style:font-size-asian="7pt" style:font-name-complex="Monospace" style:font-size-complex="7pt"/>
    </style:style>
    <style:style style:name="P46" style:family="paragraph" style:parent-style-name="Text_20_body" style:list-style-name="L6"/>
    <style:style style:name="P47" style:family="paragraph" style:parent-style-name="Standard">
      <style:paragraph-properties style:text-autospace="none"/>
      <style:text-properties fo:color="#41825a" style:font-name="Monospace" fo:font-size="7pt" fo:font-style="italic" style:font-name-asian="Monospace" style:font-size-asian="7pt" style:font-style-asian="italic" style:font-name-complex="Monospace" style:font-size-complex="7pt" style:font-style-complex="italic"/>
    </style:style>
    <style:style style:name="P48" style:family="paragraph" style:parent-style-name="Standard">
      <style:paragraph-properties style:text-autospace="none"/>
      <style:text-properties fo:color="#000064" style:font-name="Monospace" fo:font-size="7pt" style:font-name-asian="Monospace" style:font-size-asian="7pt" style:font-name-complex="Monospace" style:font-size-complex="7pt"/>
    </style:style>
    <style:style style:name="P49" style:family="paragraph" style:parent-style-name="Standard">
      <style:paragraph-properties style:text-autospace="none"/>
      <style:text-properties style:font-name="Monospace" fo:font-size="7pt" style:font-name-asian="Monospace" style:font-size-asian="7pt" style:font-name-complex="Monospace" style:font-size-complex="7pt"/>
    </style:style>
    <style:style style:name="P50"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51" style:family="paragraph" style:parent-style-name="Standard">
      <style:text-properties fo:font-size="8pt" style:font-size-asian="8pt" style:font-size-complex="8pt"/>
    </style:style>
    <style:style style:name="P52" style:family="paragraph" style:parent-style-name="Text_20_body">
      <style:text-properties fo:color="#000000" style:font-name="Monospace" fo:font-size="8pt" style:font-name-asian="Monospace" style:font-size-asian="8pt" style:font-name-complex="Monospace" style:font-size-complex="8pt"/>
    </style:style>
    <style:style style:name="P53" style:family="paragraph" style:parent-style-name="Section_20_Title" style:master-page-name="Standard"/>
    <style:style style:name="P54" style:family="paragraph" style:parent-style-name="Glossary_20_Title" style:master-page-name="Standard">
      <style:paragraph-properties fo:break-before="page"/>
    </style:style>
    <style:style style:name="P55"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entury Schoolbook L" fo:font-style="italic"/>
    </style:style>
    <style:style style:name="T6" style:family="text">
      <style:text-properties style:font-name="Courier1"/>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Nimbus Roman No9 L" fo:font-style="italic" style:font-style-asian="italic" style:font-style-complex="italic"/>
    </style:style>
    <style:style style:name="T9" style:family="text">
      <style:text-properties style:font-name="Century Schoolbook L1" fo:font-style="italic" style:font-style-asian="italic" style:font-style-complex="italic"/>
    </style:style>
    <style:style style:name="T10" style:family="text">
      <style:text-properties style:font-name="Standard Symbols L" style:font-name-asian="Standard Symbols L" style:font-name-complex="Standard Symbols L"/>
    </style:style>
    <style:style style:name="T11" style:family="text">
      <style:text-properties fo:font-size="9pt" style:font-size-asian="9pt" style:font-size-complex="9pt"/>
    </style:style>
    <style:style style:name="T12" style:family="text">
      <style:text-properties style:font-name="Standard Symbols L" fo:font-size="9pt" style:font-name-asian="Standard Symbols L" style:font-size-asian="9pt" style:font-name-complex="Standard Symbols L" style:font-size-complex="9pt"/>
    </style:style>
    <style:style style:name="T13" style:family="text">
      <style:text-properties fo:color="#ff0000" fo:font-weight="bold" style:font-weight-asian="bold" style:font-weight-complex="bold"/>
    </style:style>
    <style:style style:name="T14" style:family="text">
      <style:text-properties fo:color="#33cc66" fo:font-weight="bold" style:font-weight-asian="bold" style:font-weight-complex="bold"/>
    </style:style>
    <style:style style:name="T15" style:family="text">
      <style:text-properties style:font-name="Monospace" fo:font-size="9pt" style:font-name-asian="Monospace" style:font-size-asian="9pt" style:font-name-complex="Monospace" style:font-size-complex="9pt"/>
    </style:style>
    <style:style style:name="T16" style:family="text">
      <style:text-properties fo:color="#dc2300" fo:font-weight="bold" style:font-weight-asian="bold" style:font-weight-complex="bold"/>
    </style:style>
    <style:style style:name="T17" style:family="text">
      <style:text-properties fo:color="#0000ff"/>
    </style:style>
    <style:style style:name="T18" style:family="text">
      <style:text-properties fo:color="#00ae00"/>
    </style:style>
    <style:style style:name="T19" style:family="text">
      <style:text-properties style:use-window-font-color="true" style:font-name="Century Schoolbook L" fo:font-size="11pt" fo:font-style="italic" fo:font-weight="normal" style:font-name-asian="Monospace" style:font-size-asian="11pt" style:font-name-complex="Monospace" style:font-size-complex="11pt"/>
    </style:style>
    <style:style style:name="T20" style:family="text">
      <style:text-properties style:use-window-font-color="true" style:font-name="Bitstream Vera Serif2" fo:font-size="11pt" fo:font-style="italic" fo:font-weight="normal"/>
    </style:style>
    <style:style style:name="T21" style:family="text">
      <style:text-properties style:font-name="Bitstream Vera Serif2" fo:font-size="11pt"/>
    </style:style>
    <style:style style:name="T22" style:family="text">
      <style:text-properties style:font-name="Courier"/>
    </style:style>
    <style:style style:name="T23" style:family="text">
      <style:text-properties fo:color="#960000" fo:font-weight="bold" style:font-weight-asian="bold" style:font-weight-complex="bold"/>
    </style:style>
    <style:style style:name="T24" style:family="text">
      <style:text-properties fo:color="#000064"/>
    </style:style>
    <style:style style:name="T25" style:family="text">
      <style:text-properties fo:color="#3f5fbe"/>
    </style:style>
    <style:style style:name="T26" style:family="text">
      <style:text-properties fo:color="#41825a" fo:font-style="italic" style:font-style-asian="italic" style:font-style-complex="italic"/>
    </style:style>
    <style:style style:name="T27" style:family="text">
      <style:text-properties fo:color="#000064"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validation purposes. It authorizes interactive simulation of the machine and will link to CADP tools suite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2">1.2 Principles underlying Umlaut<text:tab/>9</text:p>
            <text:p text:style-name="P22">1.3 Technical background<text:tab/>10</text:p>
            <text:p text:style-name="P21">2 UML simulator<text:tab/>10</text:p>
            <text:p text:style-name="P22">2.1 An explicit example<text:tab/>11</text:p>
            <text:p text:style-name="P22">2.2 PIM model<text:tab/>11</text:p>
            <text:p text:style-name="P23">2.2.1 Classes diagram<text:tab/>11</text:p>
            <text:p text:style-name="P23">2.2.2 Use Case diagram<text:tab/>12</text:p>
            <text:p text:style-name="P23">2.2.3 State charts diagrams<text:tab/>12</text:p>
            <text:p text:style-name="P23">2.2.4 Instances diagram of initial system<text:tab/>13</text:p>
            <text:p text:style-name="P23">2.2.5 Transitions constraints<text:tab/>13</text:p>
            <text:p text:style-name="P23">2.2.6 Blackbox view<text:tab/>13</text:p>
            <text:p text:style-name="P22">2.3 A model of this example<text:tab/>14</text:p>
            <text:p text:style-name="P23">2.3.1 XMI version of the model<text:tab/>14</text:p>
            <text:p text:style-name="P22">2.4 Manually reified model<text:tab/>15</text:p>
            <text:p text:style-name="P22">2.5 Running it in the simulator<text:tab/>15</text:p>
            <text:p text:style-name="P23">2.5.1 First validation test : one man<text:tab/>15</text:p>
            <text:p text:style-name="P23">2.5.2 An other validation test : two bulbs<text:tab/>17</text:p>
            <text:p text:style-name="P23">2.5.3 An enhanced model<text:tab/>19</text:p>
            <text:p text:style-name="P21">3 UML transformations<text:tab/>21</text:p>
            <text:p text:style-name="P22">3.1 A simple example<text:tab/>21</text:p>
            <text:p text:style-name="P22">3.2 A simple transformer<text:tab/>21</text:p>
            <text:p text:style-name="P22">3.3 The resulting model<text:tab/>23</text:p>
            <text:p text:style-name="P21">4 Prototyping with UML<text:tab/>24</text:p>
            <text:p text:style-name="P22">4.1 A simple example<text:tab/>24</text:p>
            <text:p text:style-name="P22">4.2 Executable version of the model<text:tab/>25</text:p>
            <text:p text:style-name="P22">4.3 Use in a prototype<text:tab/>26</text:p>
            <text:p text:style-name="P23">4.3.1 Launch<text:tab/>28</text:p>
            <text:p text:style-name="P23">4.3.2 A new account<text:tab/>28</text:p>
            <text:p text:style-name="P23">4.3.3 Use the account<text:tab/>29</text:p>
            <text:p text:style-name="P22">4.4 The future of UML prototyping<text:tab/>30</text:p>
            <text:p text:style-name="P21">Appendices<text:tab/>31</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This document presents some obvious cases of use of the Umlaut tools, for demonstrate its goals and introduce its common use.</text:p>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e and maintenance were difficult and the UML change to the 2.0 version, Triskell team decided to rewrite its main features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which is itself available as a Eclipse plug-in), this tool is available on all Java platforms, solving maintenance and usability problems of the first version.</text:p>
      <text:p text:style-name="Text_20_body">Kermeta is intended to be used as the core language of a metamodel oriented platform (a Metamodel Development Kit). It has been designed to be a common basis to implement Metadata languages, action languages, constraint languages or transformation language.</text:p>
      <text:h text:style-name="Heading_20_2" text:outline-level="2">Principles underlying Umlaut</text:h>
      <text:p text:style-name="Text_20_body">Software engineering faced problems since its birth, which increase with the number of code lines and the multiplication of hardware platforms. Large research work is done to reduce these problems, giving new concepts which need to be embedded in engineering tools for a easier use by effective software designers.</text:p>
      <text:p text:style-name="Text_20_body">Three advanced concepts are addressed by Umlaut:</text:p>
      <text:list text:style-name="L2">
        <text:list-item>
          <text:p text:style-name="P25"><text:span text:style-name="T4">Formal Description Techniques</text:span> (FDT) with UML: they are mathematical approach of specification, design and verification of software. The specifications are written such a way the design can be validate, then the implementation conformance to the design is verified.<text:line-break/><text:span text:style-name="T5">With regards to that goal, Umlaut offers a UML2 models simulator which permits to validate the analysis description of a planned computer system in the early stages of a software life cycle</text:span>.</text:p>
        </text:list-item>
        <text:list-item>
          <text:p text:style-name="P25">OMG <text:span text:style-name="T4">Model Driven Architecture</text:span> (MDA): this concept divides the design of software in two parts which are the Platform Independent Model (PIM) and the Platform Specific Model (PSM). The PIM is designed by the engineer without implying a piece of hardware, and the PSM may be derived from the PIM by application of hardware specificities.<text:line-break/><text:span text:style-name="T5">Umlaut proposes many useful UML2 tools like extraction of interfaces or cloning to realize such transformations. Kermeta, the framework underlying Umlaut, has been designed as a meta-modeling tool for doing models transformations.</text:span></text:p>
        </text:list-item>
      </text:list>
      <text:list text:style-name="L2">
        <text:list-item text:start-value="1">
          <text:p text:style-name="P25"><text:span text:style-name="T4">Prototyping by executable UML models</text:span>: as customers needs and demands growth in size and complexity, engineers must improve their capture of end-users requests. So they present prototype of the planned system to the persons who will use it (or pay for it) in earlier stages of the engineering process, in order to avoid mistakes in the more expensive stages.<text:line-break/><text:span text:style-name="T5">Umlaut embeds a “uml2km” tool which transforms a UML2 static model in a Kermeta equivalent. As Kermeta is a executable language, the KM model corresponding to the UML one can be ran and the user have a look on its behavior for comments.</text:span></text:p>
        </text:list-item>
      </text:list>
      <text:p text:style-name="Text_20_body">The Valooder and its simulator embed all those principles and their corresponding Umlaut features so the demonstration we present for the complete Valooder tool is useful to all ways you may use the UML2 MDK the UMLAUT is.</text:p>
      <text:h text:style-name="Heading_20_2" text:outline-level="2">Technical background</text:h>
      <text:p text:style-name="Text_20_body">The all UMLAUT relies upon the Kermeta integrated environment and the EMF and XMI plug-ins for Eclipse IDE.</text:p>
      <text:p text:style-name="Text_20_body">As some bugs are solved in the last versions of Kermeta, you need to run UMLAUT on the later Kermeta runtime, which needs the 3.2 version of Eclipse and corresponding versions of EMF and XMI (2.1).</text:p>
      <text:p text:style-name="Important">Since the Eclipse 3.2 version and the corresponding EMF and XMI plug-ins, you must reference the <text:span text:style-name="T6">UML2.ecore</text:span> meta-model into your local repository, by:</text:p>
      <text:p text:style-name="Important"><text:tab/>-&gt; right click on the meta-model file</text:p>
      <text:p text:style-name="Important"><text:tab/> <text:s text:c="3"/>-&gt; Kermeta</text:p>
      <text:p text:style-name="Important"><text:tab/> <text:s text:c="7"/>-&gt; Register EPackages into repository</text:p>
      <text:p text:style-name="Important">This <text:s/>avoids you a “<text:span text:style-name="T6">kermeta::persistence::ResourceLoadException</text:span>” with:</text:p>
      <text:p text:style-name="P26">EMF Loading error : could not find a class (uml2::Model) in loaded libraries. Please check your require statements</text:p>
      <text:p text:style-name="Text_20_body">But the UMLAUT has been designed on the UML 2.0 version, when the UML2 plug-in in Eclipse 3.2 is about the UML 2.1 version, with some changes. As a format of serialization, the XMI changed deeply between Eclipse 3.1.2 and 3.2.</text:p>
      <text:p text:style-name="Important">So you must use the Eclipse 3.1.2 to create and save UML2 models</text:p>
      <text:p text:style-name="Important">And Eclipse 3.2 to run Kermeta for their transformations</text:p>
      <text:p text:style-name="Text_20_body">We will switch to UML 2.1 as soon as we can because the new version of the TopCased graphical editor embeds all the UML diagrams needed for the Valooder (static diagram, state machine, use case, instances diagram) and will be very useful for UMLAUT users.</text:p>
      <text:h text:style-name="Heading_20_1" text:outline-level="1">UML simulator</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the simulator [<text:span text:style-name="T7">will</text:span>] offers (within the Valooder transformation) :</text:p>
      <text:list text:style-name="L3">
        <text:list-item>
          <text:list>
            <text:list-item>
              <text:p text:style-name="P27">a interactive state machines simulator (Kermeta executable model)</text:p>
            </text:list-item>
            <text:list-item>
              <text:p text:style-name="P27">a I/O LTS compatibility, which give a way for plug the machine into the CADP tests suite through of code generation (Eiffel to C to CADP)</text:p>
            </text:list-item>
            <text:list-item>
              <text:p text:style-name="P27"><text:span text:style-name="T5">a code generator (Kermeta to Eiffel/Java)</text:span> [<text:span text:style-name="T7">not yet implemented</text:span>]</text:p>
            </text:list-item>
            <text:list-item>
              <text:p text:style-name="P27"><text:span text:style-name="T5">a model checker (with CADP) </text:span>[<text:span text:style-name="T7">not yet implemented</text:span>]</text:p>
            </text:list-item>
          </text:list>
        </text:list-item>
      </text:list>
      <text:p text:style-name="Text_20_body">For simulation or validation of the designed system, UMLAUT needs some informations about it, presented as UML2 models :</text:p>
      <text:list text:style-name="L4">
        <text:list-item>
          <text:p text:style-name="P28">a Class diagram to describe involved elements and their relations</text:p>
        </text:list-item>
        <text:list-item>
          <text:p text:style-name="P28">a States Chart diagram for each element of the system we want to study the behavior (one states chart by static class, including the external actor)</text:p>
        </text:list-item>
        <text:list-item>
          <text:p text:style-name="P28">a Use Case to present and identify the external actors who manipulate the system and induct a behavioral response from the system</text:p>
        </text:list-item>
      </text:list>
      <text:p text:style-name="Text_20_body">All these diagrams must be embedded in an UML2 model, which can also contains some graphical representations of those diagrams.</text:p>
      <text:list text:style-name="L3">
        <text:list-item text:start-value="1">
          <text:list>
            <text:list-item text:start-value="1">
              <text:p text:style-name="P29">an Instances diagram for each initial state of the system to be tested or simulated, describing what instances are involved and their initial values.</text:p>
            </text:list-item>
          </text:list>
        </text:list-item>
      </text:list>
      <text:h text:style-name="Heading_20_2" text:outline-level="2">An explicit <text:bookmark-start text:name="section_first_program"/>e<text:bookmark-end text:name="section_first_program"/>xample</text:h>
      <text:p text:style-name="Text_20_body">The simulator is dedicated to process models expressing behavior through state machines so we begin with a simple example about a electrical 3-way switch.</text:p>
      <text:p text:style-name="Text_20_body">Everybody knows the home case of a light operated by two switches : one change of any of these switches' position changes the state of the light. Its an easy mean to get enlighten a stairwell or a long hall from each of its extremities. The inhabitants can switch On the light when they enter the room or the hall from one of its parts and to switch Off when they exit by any other part of this place.</text:p>
      <text:p text:style-name="Text_20_body">For our demo purpose, the system can be described as 2 switches (each with 2 states : “up” &amp; “down”), 1 light (with 2 states : “On” &amp; “Off”), and 1 inhabitant who will operate the switches.</text:p>
      <text:h text:style-name="Heading_20_2" text:outline-level="2">PIM model</text:h>
      <text:p text:style-name="Text_20_body">As blackbox validation of implementations is one of the UML simulator goals (through bi-simulation and test generator), we must write the class diagram and the instances diagram as a Plateform Independent Model, because a 3-Way Switch could be implemented by different hardwares (hard wires, but also wireless, radio commands, solar cells accumulator...). PIM version of diagrams would be like the next diagram.</text:p>
      <text:h text:style-name="Heading_20_3" text:outline-level="3">Classes diagram</text:h>
      <text:p text:style-name="Text_20_body"><draw:frame draw:style-name="fr1" draw:name="Image1" text:anchor-type="paragraph" svg:width="9.999cm" svg:height="7.759cm" draw:z-index="6"><draw:image xlink:href="../Umlaut-Demos_figures/Three-way_Switch_staticdiagram.png" xlink:type="simple" xlink:show="embed" xlink:actuate="onLoad"/></draw:frame>Actors must be referenced on this diagram, as the simulator need to know where they act the system. Here, the external actor is an Inhabitant which manipulate the switches and can switch up and down instances of Switch Class.</text:p>
      <text:p text:style-name="Text_20_body">You may notice that the main classes have no attributes describing their inside situation, as this will be assumed by the different states of their own statemachine (look at the statecharts diagrams further). Having both an attribute and a state would imply a copying of information (or mistakes if forgotten). As the status of the instance is insured by the state machine itself, the firing of a transition which depends on a condition upon this variable will be driven by the states, by construction. The initial state of a class is given (enforced) by its state machine diagram.</text:p>
      <text:h text:style-name="Heading_20_3" text:outline-level="3">Use Case diagram</text:h>
      <text:p text:style-name="P30"><draw:frame draw:style-name="fr1" draw:name="Image2" text:anchor-type="paragraph" svg:width="9.999cm" svg:height="5.241cm" draw:z-index="7"><draw:image xlink:href="../Umlaut-Demos_figures/ThreeWaySwitch_UseCasesDiagram.jpg" xlink:type="simple" xlink:show="embed" xlink:actuate="onLoad"/></draw:frame>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text:bookmark-start text:name="DDE_LINK1"/><text:span text:style-name="T4">Light class states machine</text:span> :</text:p>
      <text:p text:style-name="P31"><draw:frame draw:style-name="fr2" draw:name="Image3" text:anchor-type="paragraph" svg:y="0.101cm" svg:width="12cm" svg:height="5.54cm" draw:z-index="5"><draw:image xlink:href="../Umlaut-Demos_figures/Poseidon_Light_statemachine.png" xlink:type="simple" xlink:show="embed" xlink:actuate="onLoad"/></draw:frame>The Light could have two values (excluding each other) : illuminated or not. It is drawn by the two states “On” and “Off”.</text:p>
      <text:p text:style-name="Text_20_body"><text:bookmark-end text:name="DDE_LINK1"/><text:span text:style-name="T4">Switch class states machine</text:span> :</text:p>
      <text:p text:style-name="P31"><draw:frame draw:style-name="fr3" draw:name="Image4" text:anchor-type="paragraph" svg:x="2.547cm" svg:y="0.233cm" svg:width="12cm" svg:height="4.18cm" draw:z-index="1"><draw:image xlink:href="../Umlaut-Demos_figures/Poseidon_Switch_statemachine.png" xlink:type="simple" xlink:show="embed" xlink:actuate="onLoad"/></draw:frame>A Switch only have two positions, drawn by the two states “Up” and “Down”. </text:p>
      <text:p text:style-name="Text_20_body"><text:span text:style-name="T4">Inhabitant class states machine</text:span> :</text:p>
      <text:p text:style-name="Text_20_body"><draw:frame draw:style-name="fr3" draw:name="Image12" text:anchor-type="paragraph" svg:x="4.741cm" svg:y="0.236cm" svg:width="8.029cm" svg:height="5.02cm" draw:z-index="2"><draw:image xlink:href="../Umlaut-Demos_figures/Poseidon_Inhabitant_statemachine.png" xlink:type="simple" xlink:show="embed" xlink:actuate="onLoad"/></draw:frame>May be you notice that some couples state/action are not drawed on those states charts, like the action <text:span text:style-name="T8">switchOff()</text:span> from the <text:span text:style-name="T8">Off</text:span> state of the Light. Those indeterminate cases are “semantic variation points”, where choices need to be done by the designer of the system in order to run it inside UMLAUT tools (simulator).</text:p>
      <text:h text:style-name="Heading_20_3" text:outline-level="3">Instances diagram of initial system</text:h>
      <text:p text:style-name="Text_20_body">We will test a given initial situation and try to validate the model by running it through the simulator. We hope our model behaves as expected, and the simulation will ensure us (or dismiss our model).</text:p>
      <text:p text:style-name="Text_20_body"><draw:frame draw:style-name="fr1" draw:name="Image5" text:anchor-type="paragraph" svg:width="12cm" svg:height="5.189cm" draw:z-index="3"><draw:image xlink:href="../Umlaut-Demos_figures/Objecteering_Three-way_Switch_instancesdiagram.png" xlink:type="simple" xlink:show="embed" xlink:actuate="onLoad"/></draw:frame>You can refer to the corresponding state machines to know the initial values of the instances for the values depending on state machines. Other attributes must be explicitly valued, like the “isEnlighted” variable of Inhabitant instances.</text:p>
      <text:h text:style-name="Heading_20_3" text:outline-level="3">Transitions constraints</text:h>
      <text:p text:style-name="Text_20_body">UMLAUT needs to know the conditions which authorize each transition presented in the states charts. Despite UMLAUT is an UML2 environment, you must specify those conditions in Kermeta language, as the executable reified model will be generated in this language.</text:p>
      <text:p text:style-name="Text_20_body">The inexplicit cases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5">
        <text:list-item>
          <text:p text:style-name="P32">if the light is <text:span text:style-name="T8">Off</text:span>, changing one switch position put the light <text:span text:style-name="T8">On </text:span>so inhabitants became lighted.</text:p>
        </text:list-item>
        <text:list-item>
          <text:p text:style-name="P32">if the light is <text:span text:style-name="T8">On</text:span>, changing one switch position put the light <text:span text:style-name="T8">Off</text:span> so inhabitants became unlighted.</text:p>
        </text:list-item>
      </text:list>
      <text:h text:style-name="Heading_20_2" text:outline-level="2">A model of this example</text:h>
      <text:p text:style-name="Text_20_body">The Kermeta environment is based on OMG standards. It can read and write any model in the OMG XMI format for UML2.</text:p>
      <text:p text:style-name="Text_20_body">For UML2, the file format is :</text:p>
      <text:p text:style-name="P33">uml:Model xmi:version="2.0" xmlns:xmi="http://www.omg.org/XMI" xmlns:uml="http://www.eclipse.org/uml2/1.0.0/UML"</text:p>
      <text:p text:style-name="Text_20_body">We used TopCased (plug-in for the Eclipse IDE) UML2 graphical editor to draw the static diagram, because it is currently the only free tool to save the models it produces in the right file format. As TopCased includes only static, instances and use cases diagrams for the moment (spring 2006), we wrote the model beginning with those graphs and manually complete it with state charts and links between them in the Eclipse Reflexive editor (“outline” window of TopCased).</text:p>
      <text:p text:style-name="Text_20_body">We used Poseidon UML2 editor (Community edition) for drawing other diagrams for this document (but this tool can't save its UML models in the correct format).</text:p>
      <text:h text:style-name="Heading_20_3" text:outline-level="3">XMI version of the model</text:h>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In the reflexive editor, the complete XMI model would seem like that :</text:p>
      <text:p text:style-name="Text_20_body"><draw:frame draw:style-name="fr2" draw:name="Image8" text:anchor-type="paragraph" svg:y="0.27cm" svg:width="17cm" svg:height="11.21cm" draw:z-index="0"><draw:image xlink:href="../Umlaut-Demos_figures/ThreeWaySwitch_XMI_Model.png" xlink:type="simple" xlink:show="embed" xlink:actuate="onLoad"/></draw:frame>Each transition has its “source” and “target” properties fixed to the correct state.</text:p>
      <text:p text:style-name="Text_20_body"/>
      <text:h text:style-name="P34" text:outline-level="2">Manually reified model</text:h>
      <text:p text:style-name="Text_20_body">As Valooder transformation builds only UML2 XMI reified models, we present the resulting model in graphical form, drawn manually in TopCased UML2 modeler.</text:p>
      <text:p text:style-name="Standard"><draw:frame draw:style-name="fr1" draw:name="Image6" text:anchor-type="paragraph" svg:width="14cm" svg:height="18.249cm" draw:z-index="4"><draw:image xlink:href="../Umlaut-Demos_figures/Reified_ThreeWaySwitch_model.jpg" xlink:type="simple" xlink:show="embed" xlink:actuate="onLoad"/></draw:frame></text:p>
      <text:h text:style-name="Heading_20_2" text:outline-level="2">Running it in the simulator</text:h>
      <text:h text:style-name="Heading_20_3" text:outline-level="3">First validation test : one man</text:h>
      <text:p text:style-name="Text_20_body">After having passed the model in the Valooder tool, you get an executable version of the reified model in the Kermeta language (look at the file “<text:span text:style-name="T9">three_way_switch.kmt</text:span>” to see it, as written by hands, in the “<text:span text:style-name="T9">uml2.samples</text:span>” package).</text:p>
      <text:p text:style-name="Text_20_body">For being able to running it you need to associate it with a simulator interface, as it's done in the “<text:span text:style-name="T9">three_way_switch_simulator.kmt</text:span>” program.</text:p>
      <text:p text:style-name="Text_20_body">Run it as a Kermeta application. You're expected to see the following output :</text:p>
      <text:p text:style-name="Standard"/>
      <text:p text:style-name="P35"><text:s/>.... Running the simulator ....</text:p>
      <text:p text:style-name="P36"/>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Up) :</text:p>
      <text:p text:style-name="P35"><text:s text:c="5"/>- light = proxy to 'aBulb'</text:p>
      <text:p text:style-name="P35"><text:s/>* object 'second' <text:s/>(in state : switch_in_Up) :</text:p>
      <text:p text:style-name="P35"><text:s text:c="5"/>- light = proxy to 'aBulb'</text:p>
      <text:p text:style-name="P35"><text:s/>* object 'aBulb' <text:s/>(in state : light_in_Off)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text:span text:style-name="T10"></text:span></text:p>
      <text:p text:style-name="P35"/>
      <text:p text:style-name="Text_20_body">The simulator user interface has given you the starting status of all the instances you have put in the initial model, then presented the fireable transitions.</text:p>
      <text:p text:style-name="Text_20_body">The “aMan” is not enlighten, the 2 switches are up and the “aBulb” is off.</text:p>
      <text:p text:style-name="Text_20_body">The simulator asks you for the one you want to fire and is waiting for the answer.</text:p>
      <text:p text:style-name="Text_20_body">The man is out a room, and enters it. He needs some light and will use the nearest switch. Then you choose the first transition, giving “0” to it. The simulator fires it and emits the <text:s/>corresponding event, which could itself fire an internal transition (emitting a new event...) or affect a value to an attribute of one instance. After playing all internal transitions, it will give you the new status of all the instances, and the new possible actions, like this :</text:p>
      <text:p text:style-name="Standard"/>
      <text:p text:style-name="P35"><text:s text:c="3"/>You choose the '0'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true</text:p>
      <text:p text:style-name="P35"><text:s text:c="5"/>- switch(0) = proxy to 'first'</text:p>
      <text:p text:style-name="P35"><text:s text:c="5"/>- switch(1) = proxy to 'second'</text:p>
      <text:p text:style-name="P35"><text:s/>* object 'first' <text:s/>(in state : switch_in_Down) :</text:p>
      <text:p text:style-name="P35"><text:s text:c="5"/>- light = proxy to 'aBulb'</text:p>
      <text:p text:style-name="P35"><text:s/>* object 'second' <text:s/>(in state : switch_in_Up) :</text:p>
      <text:p text:style-name="P35"><text:s text:c="5"/>- light = proxy to 'aBulb'</text:p>
      <text:p text:style-name="P35"><text:s/>* object 'aBulb' <text:s/>(in state : light_in_On)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text:span text:style-name="T10"></text:span></text:p>
      <text:p text:style-name="Text_20_body"/>
      <text:p text:style-name="Text_20_body">You can see that many changes occur during the run step. The “aMan” is now enlighten, the switch “first” is down, and the light “aBulb” is on.</text:p>
      <text:p text:style-name="Text_20_body">Now the man decides to go out the room, using the other switch. So you choose the “1” transition :</text:p>
      <text:p text:style-name="Standard"/>
      <text:p text:style-name="P35"><text:s text:c="3"/>You choose the '1'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Down) :</text:p>
      <text:p text:style-name="P35"><text:s text:c="5"/>- light = proxy to 'aBulb'</text:p>
      <text:p text:style-name="P35"><text:s/>* object 'second' <text:s/>(in state : switch_in_Down) :</text:p>
      <text:p text:style-name="P35"><text:s text:c="5"/>- light = proxy to 'aBulb'</text:p>
      <text:p text:style-name="P35"><text:s/>* object 'aBulb' <text:s/>(in state : light_in_Off)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text:span text:style-name="T10"></text:span></text:p>
      <text:p text:style-name="Text_20_body"/>
      <text:p text:style-name="Text_20_body">You can see the switch “first” hadn't change from the previous step, and the switch “second” is now down. The light is off and the man in darkness.</text:p>
      <text:p text:style-name="Text_20_body">So the model seems to have the behavior we can expect from a 3-way switch.</text:p>
      <text:p text:style-name="Text_20_body">You can enter “q” for ending the simulation :</text:p>
      <text:p text:style-name="P35"><text:s text:c="2"/>--&gt; give the choosen transition number ( 'q' for quit) : q</text:p>
      <text:p text:style-name="Standard"/>
      <text:p text:style-name="P35">Exiting the simulator</text:p>
      <text:h text:style-name="Heading_20_3" text:outline-level="3">An other validation test : two bulbs</text:h>
      <text:p text:style-name="Text_20_body">The first initial system had only one instance of “Light” using the model.</text:p>
      <text:p text:style-name="Text_20_body">But we may (and must) interrogate ourselves : what will occur if two lights are actioned by our 3-way switch system?</text:p>
      <text:p text:style-name="Text_20_body">You can add another “Light” to the initial instance model or give another instance model with two “Light” instances as initial configuration.</text:p>
      <text:p text:style-name="Text_20_body">We did it for you and have got the “<text:span text:style-name="T9">three_way_switch_2bulbs.kmt</text:span>” file and its corresponding simulator can be ran through the “<text:span text:style-name="T9">three_way_switch_2bulbs_simu-lator.kmt</text:span>” program :</text:p>
      <text:p text:style-name="P37"/>
      <text:p text:style-name="P35"><text:s/>.... Running the simulator ....</text:p>
      <text:p text:style-name="P36"/>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Up) :</text:p>
      <text:p text:style-name="P35"><text:s text:c="5"/>- light = proxy to 'aBulb2'</text:p>
      <text:p text:style-name="P35"><text:s/>* object 'second' <text:s/>(in state : switch_in_Up) :</text:p>
      <text:p text:style-name="P35"><text:s text:c="5"/>- light = proxy to 'aBulb2'</text:p>
      <text:p text:style-name="P35"><text:s/>* object 'aBulb1' <text:s/>(in state : light_in_Off) :</text:p>
      <text:p text:style-name="P35"><text:s text:c="5"/>- inhabitant(0) = proxy to 'aMan'</text:p>
      <text:p text:style-name="P35"><text:s/>* object 'aBulb2' <text:s/>(in state : light_in_Off)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8"><text:span text:style-name="T11"><text:s text:c="2"/>--&gt; give the choosen transition number ( 'q' for quit) : <text:s/></text:span><text:span text:style-name="T12"></text:span></text:p>
      <text:p text:style-name="Text_20_body"/>
      <text:p text:style-name="Text_20_body">Let “aMan” enter in the room (choice '0'). You obtain the following result :</text:p>
      <text:p text:style-name="P39"/>
      <text:p text:style-name="P35"><text:s text:c="3"/>You choose the '0'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true</text:p>
      <text:p text:style-name="P35"><text:s text:c="5"/>- switch(0) = proxy to 'first'</text:p>
      <text:p text:style-name="P35"><text:s text:c="5"/>- switch(1) = proxy to 'second'</text:p>
      <text:p text:style-name="P35"><text:s/>* object 'first' <text:s/>(in state : switch_in_Down) :</text:p>
      <text:p text:style-name="P35"><text:s text:c="5"/>- light = proxy to 'aBulb2'</text:p>
      <text:p text:style-name="P35"><text:s/>* object 'second' <text:s/>(in state : switch_in_Up) :</text:p>
      <text:p text:style-name="P35"><text:s text:c="5"/>- light = proxy to 'aBulb2'</text:p>
      <text:p text:style-name="P35"><text:s/>* object '<text:span text:style-name="T4">aBulb1</text:span>' <text:s/>(in state : <text:span text:style-name="T13">light_in_Off</text:span>) :</text:p>
      <text:p text:style-name="P35"><text:s text:c="5"/>- inhabitant(0) = proxy to 'aMan'</text:p>
      <text:p text:style-name="P35"><text:s/>* object '<text:span text:style-name="T4">aBulb2</text:span>' <text:s/>(in state : <text:span text:style-name="T14">light_in_On</text:span>)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8"><text:span text:style-name="T11"><text:s text:c="2"/>--&gt; give the choosen transition number ( 'q' for quit) : </text:span><text:span text:style-name="T12"></text:span></text:p>
      <text:p text:style-name="Text_20_body"/>
      <text:p text:style-name="Text_20_body">What a mistake! The simulator tells you that the “aBulb2” has switched On, not the “aBulb1”. That's not what was expected. </text:p>
      <text:p text:style-name="Text_20_body">Continue running the model by leaving the room by the same door :</text:p>
      <text:p text:style-name="P37"/>
      <text:p text:style-name="P35"><text:s text:c="3"/>You choose the '0'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Up) :</text:p>
      <text:p text:style-name="P35"><text:s text:c="5"/>- light = proxy to 'aBulb2'</text:p>
      <text:p text:style-name="P35"><text:s/>* object 'second' <text:s/>(in state : switch_in_Up) :</text:p>
      <text:p text:style-name="P35"><text:s text:c="5"/>- light = proxy to 'aBulb2'</text:p>
      <text:p text:style-name="P35"><text:s/>* object 'aBulb1' <text:s/>(in state : light_in_Off) :</text:p>
      <text:p text:style-name="P35"><text:s text:c="5"/>- inhabitant(0) = proxy to 'aMan'</text:p>
      <text:p text:style-name="P35"><text:s/>* object 'aBulb2' <text:s/>(in state : light_in_Off) :</text:p>
      <text:p text:style-name="P35"><text:s text:c="5"/>- inhabitant(0) = proxy to 'aMan'</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q</text:p>
      <text:p text:style-name="P36"/>
      <text:p text:style-name="P35">Exiting the simulator</text:p>
      <text:p text:style-name="Text_20_body"/>
      <text:p text:style-name="Text_20_body">Now, the two lights are Off. If you continue to run the model, you will see only the “aBulb2” activated. May be you noticed that only “aBulb2” is known by each of the two switches.</text:p>
      <text:p text:style-name="Text_20_body">So has the simulator failed running the model?</text:p>
      <text:p text:style-name="Text_20_body">You can see an ambiguous formulation of the problem : the model didn't offer a way for embed of multiple lights.</text:p>
      <text:p text:style-name="Text_20_body">So the correct answer about a simulator failure is NO, definitely NO. Its purpose IS to detect such model lacks, and it did it just the way it is supposed to do. The simulator offered us a clear view of a model lack/failure we must correct in order to get a better design and avoid implementation mistakes.</text:p>
      <text:h text:style-name="Heading_20_3" text:outline-level="3">An enhanced model</text:h>
      <text:p text:style-name="Text_20_body">We write a more sophisticated model in order to allow multiple lights. It comes with a “Power” virtual entity which represents the links between switches and light bulbs. It can be a classical wire, or solar cells actioned by infrared detectors (the so-called switches).</text:p>
      <text:p text:style-name="Text_20_body"><draw:frame draw:style-name="fr3" draw:name="Image7" text:anchor-type="paragraph" svg:x="2cm" svg:y="0.191cm" svg:width="12cm" svg:height="4.881cm" draw:z-index="8"><draw:image xlink:href="../Umlaut-Demos_figures/ThreeWaySwitchPIM_Xtended_ClassesDiagram.jpg" xlink:type="simple" xlink:show="embed" xlink:actuate="onLoad"/></draw:frame></text:p>
      <text:p text:style-name="Text_20_body">We can process the new model into UMLAUT simulator, with two bulbs like the previous try.</text:p>
      <text:p text:style-name="P40"/>
      <text:p text:style-name="P35"><text:s/>.... Running the simulator ....</text:p>
      <text:p text:style-name="P36"/>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Up) :</text:p>
      <text:p text:style-name="P35"><text:s text:c="5"/>- power = proxy to 'power'</text:p>
      <text:p text:style-name="P35"><text:s/>* object 'second' <text:s/>(in state : switch_in_Up) :</text:p>
      <text:p text:style-name="P35"><text:s text:c="5"/>- power = proxy to 'power'</text:p>
      <text:p text:style-name="P35"><text:s/>* object 'aBulb1' <text:s/>(in state : light_in_Off) :</text:p>
      <text:p text:style-name="P35"><text:s text:c="5"/>- inhabitant(0) = proxy to 'aMan'</text:p>
      <text:p text:style-name="P35"><text:s/>* object 'aBulb2' <text:s/>(in state : light_in_Off) :</text:p>
      <text:p text:style-name="P35"><text:s text:c="5"/>- inhabitant(0) = proxy to 'aMan'</text:p>
      <text:p text:style-name="P35"><text:s/>* object 'power' <text:s/>(in state : power_in_Off) :</text:p>
      <text:p text:style-name="P35"><text:s text:c="5"/>- light(0) = proxy to 'aBulb2'</text:p>
      <text:p text:style-name="P35"><text:s text:c="5"/>- light(1) = proxy to 'aBulb2'</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0</text:p>
      <text:p text:style-name="Text_20_body"/>
      <text:p text:style-name="Text_20_body">Let “aMan” enter in the room (choice '0'). You obtain the following result :</text:p>
      <text:p text:style-name="P41"/>
      <text:p text:style-name="P35"><text:s text:c="3"/>You choose the '0'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true</text:p>
      <text:p text:style-name="P35"><text:s text:c="5"/>- switch(0) = proxy to 'first'</text:p>
      <text:p text:style-name="P35"><text:s text:c="5"/>- switch(1) = proxy to 'second'</text:p>
      <text:p text:style-name="P35"><text:s/>* object 'first' <text:s/>(in state : switch_in_Down) :</text:p>
      <text:p text:style-name="P35"><text:s text:c="5"/>- power = proxy to 'power'</text:p>
      <text:p text:style-name="P35"><text:s/>* object 'second' <text:s/>(in state : switch_in_Up) :</text:p>
      <text:p text:style-name="P35"><text:s text:c="5"/>- power = proxy to 'power'</text:p>
      <text:p text:style-name="P35"><text:s/>* object '<text:span text:style-name="T4">aBulb1</text:span>' <text:s/>(in state : <text:span text:style-name="T14">light_in_On</text:span>) :</text:p>
      <text:p text:style-name="P35"><text:s text:c="5"/>- inhabitant(0) = proxy to 'aMan'</text:p>
      <text:p text:style-name="P35"><text:s/>* object '<text:span text:style-name="T4">aBulb2</text:span>' <text:s/>(in state : <text:span text:style-name="T14">light_in_On</text:span>) :</text:p>
      <text:p text:style-name="P35"><text:s text:c="5"/>- inhabitant(0) = proxy to 'aMan'</text:p>
      <text:p text:style-name="P35"><text:s/>* object 'power' <text:s/>(in state : power_in_On) :</text:p>
      <text:p text:style-name="P35"><text:s text:c="5"/>- light(0) = proxy to 'aBulb2'</text:p>
      <text:p text:style-name="P35"><text:s text:c="5"/>- light(1) = proxy to 'aBulb2'</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1</text:p>
      <text:p text:style-name="Text_20_body"/>
      <text:p text:style-name="Text_20_body">Good! The simulator tells you that the two bulbs have switched On, not only the “aBulb2”. That is what we expected. </text:p>
      <text:p text:style-name="Text_20_body">Continue running the model by leaving the room by the same door :</text:p>
      <text:p text:style-name="P35"/>
      <text:p text:style-name="P35"><text:s text:c="3"/>You choose the '1' transition</text:p>
      <text:p text:style-name="P36"/>
      <text:p text:style-name="P35">===================================</text:p>
      <text:p text:style-name="P35"><text:s text:c="4"/>Current state of the system <text:s text:c="3"/></text:p>
      <text:p text:style-name="P35">===================================</text:p>
      <text:p text:style-name="P36"/>
      <text:p text:style-name="P35"><text:s/>* object 'aMan' <text:s/>(in state : inhabitant_in_idle) :</text:p>
      <text:p text:style-name="P35"><text:s text:c="5"/>- isEnlighted = false</text:p>
      <text:p text:style-name="P35"><text:s text:c="5"/>- switch(0) = proxy to 'first'</text:p>
      <text:p text:style-name="P35"><text:s text:c="5"/>- switch(1) = proxy to 'second'</text:p>
      <text:p text:style-name="P35"><text:s/>* object 'first' <text:s/>(in state : switch_in_Down) :</text:p>
      <text:p text:style-name="P35"><text:s text:c="5"/>- power = proxy to 'power'</text:p>
      <text:p text:style-name="P35"><text:s/>* object 'second' <text:s/>(in state : switch_in_Down) :</text:p>
      <text:p text:style-name="P35"><text:s text:c="5"/>- power = proxy to 'power'</text:p>
      <text:p text:style-name="P35"><text:s/>* object '<text:span text:style-name="T4">aBulb1</text:span>' <text:s/>(in state : <text:span text:style-name="T14">light_in_Off</text:span>) :</text:p>
      <text:p text:style-name="P35"><text:s text:c="5"/>- inhabitant(0) = proxy to 'aMan'</text:p>
      <text:p text:style-name="P35"><text:s/>* object '<text:span text:style-name="T4">aBulb2</text:span>' <text:s/>(in state : <text:span text:style-name="T14">light_in_Off</text:span>) :</text:p>
      <text:p text:style-name="P35"><text:s text:c="5"/>- inhabitant(0) = proxy to 'aMan'</text:p>
      <text:p text:style-name="P35"><text:s/>* object 'power' <text:s/>(in state : power_in_Off) :</text:p>
      <text:p text:style-name="P35"><text:s text:c="5"/>- light(0) = proxy to 'aBulb2'</text:p>
      <text:p text:style-name="P35"><text:s text:c="5"/>- light(1) = proxy to 'aBulb2'</text:p>
      <text:p text:style-name="P36"/>
      <text:p text:style-name="P35">Fireable transitions :</text:p>
      <text:p text:style-name="P35"><text:s text:c="3"/>-- 0 -- aMan -&gt; !switch.elementAt(0).changePosition</text:p>
      <text:p text:style-name="P35"><text:s text:c="3"/>-- 1 -- aMan -&gt; !switch.elementAt(1).changePosition</text:p>
      <text:p text:style-name="P35"><text:s text:c="2"/>--&gt; give the choosen transition number ( 'q' for quit) : q</text:p>
      <text:p text:style-name="P36"/>
      <text:p text:style-name="P35">Exiting the simulator</text:p>
      <text:p text:style-name="P42"/>
      <text:p text:style-name="P42">Now, the two lights are Off. If you continue to run the model, you will see the two bulbs activated. So our new model embeds finely the need for multiple lights.</text:p>
      <text:h text:style-name="Heading_20_1" text:outline-level="1">UML transformations</text:h>
      <text:p text:style-name="Text_20_body">The O.M.G. “Model Driven Architecture” is based upon a major distinction between the analysis and design levels in software conception. The analysis work is supposed to produce platform independent models (P.I.M.) and the design level generates (in an automated way if possible) more detailed models which include the specificities of the platform (hardware and operating system) they target. There is only one PIM, which embeds all the domain needed particularities. It can be derived in many PSM, one for each targeted system.</text:p>
      <text:p text:style-name="Text_20_body">The given transformations are useful for designers who need to automatize the path from a PIM analysis model to a PSM design model.</text:p>
      <text:h text:style-name="Heading_20_2" text:outline-level="2">A simple example</text:h>
      <text:p text:style-name="Text_20_body">Take a simple model describing cars structure. This model is too simple so it needs to be enhanced.</text:p>
      <text:p text:style-name="Text_20_body"><draw:frame draw:style-name="fr1" draw:name="Image9" text:anchor-type="paragraph" svg:width="11cm" svg:height="5.5cm" draw:z-index="9"><draw:image xlink:href="../Umlaut-Demos_figures/Vehicules_original_model.jpg" xlink:type="simple" xlink:show="embed" xlink:actuate="onLoad"/></draw:frame>We can write a Kermeta program which will transform this model.</text:p>
      <text:h text:style-name="Heading_20_2" text:outline-level="2">A simple transformer</text:h>
      <text:p text:style-name="Text_20_body">This transformer needs access to the UML tools then it must load the original model.</text:p>
      <text:p text:style-name="Text_20_body">As this model must stay inviolate, the first task is the cloning of this model into a equivalent one which will be the final result.</text:p>
      <text:p text:style-name="Text_20_body">The “vehicules” model needs an engine interface the two engine classes will inherit from, an accessor on the “wattsPower” attribute, a composition link between the “Car” and the “GasEngine” classes.</text:p>
      <text:p text:style-name="Important">When new added elements must be named, the tool has naming methods which can be overwritten in order to specialize this naming. To do such a modification, create your own tool by inheritance of the generic one and rewrite the good operations (look at <text:span text:style-name="T15">SpecializedEngineInterface_Tool</text:span> Class in the example).</text:p>
      <text:p text:style-name="P43"><text:span text:style-name="T4">package</text:span> vehicules;</text:p>
      <text:p text:style-name="P43"/>
      <text:p text:style-name="P43"><text:span text:style-name="T16">require</text:span> kermeta</text:p>
      <text:p text:style-name="P43"><text:span text:style-name="T16">require</text:span> "../../../fr.irisa.triskell.uml2/src/kermeta/transformations/StaticTools.kmt"</text:p>
      <text:p text:style-name="P43"><text:span text:style-name="T16">require</text:span> "../../../fr.irisa.triskell.uml2/src/kermeta/transformations/UmlCloneFactory.kmt"</text:p>
      <text:p text:style-name="P43"/>
      <text:p text:style-name="P43"><text:span text:style-name="T4">class</text:span> Main</text:p>
      <text:p text:style-name="P43">{</text:p>
      <text:p text:style-name="P43"><text:tab/><text:span text:style-name="T4">reference</text:span> origModelName : kermeta::standard::String</text:p>
      <text:p text:style-name="P43"><text:tab/><text:span text:style-name="T4">reference</text:span> origModel : uml2::Model</text:p>
      <text:p text:style-name="P43"><text:tab/><text:span text:style-name="T4">reference</text:span> cloneModelName : kermeta::standard::String</text:p>
      <text:p text:style-name="P43"><text:tab/><text:span text:style-name="T4">reference</text:span> cloneModel : uml2::Model</text:p>
      <text:p text:style-name="P43"><text:tab/><text:span text:style-name="T4">reference</text:span> root_package : uml2::Package</text:p>
      <text:p text:style-name="P43"><text:tab/></text:p>
      <text:p text:style-name="P44"><text:tab/>/**</text:p>
      <text:p text:style-name="P44"><text:tab/> * This sample program will preserve the given sample model</text:p>
      <text:p text:style-name="P44"><text:tab/> * in order to be reused as many times as you want.</text:p>
      <text:p text:style-name="P44"><text:tab/> * So the program loads the model, clones it,</text:p>
      <text:p text:style-name="P44"><text:tab/> * and then does the transformations on the clone.</text:p>
      <text:p text:style-name="P44"><text:tab/> * You can then open the resulting model in the Ecore editor</text:p>
      <text:p text:style-name="P44"><text:tab/> * or use a graphical editor (like TopCased) to draw it.</text:p>
      <text:p text:style-name="P44"><text:tab/> */</text:p>
      <text:p text:style-name="P43"><text:s text:c="4"/><text:span text:style-name="T4">operation</text:span> main() : <text:span text:style-name="T4">Void is do</text:span></text:p>
      <text:p text:style-name="P43"><text:s text:c="4"/><text:tab/> </text:p>
      <text:p text:style-name="P45"><text:s text:c="4"/><text:tab/><text:tab/>//creating needed instances</text:p>
      <text:p text:style-name="P43"><text:s text:c="4"/><text:tab/><text:tab/>origModelName := "<text:span text:style-name="T17">../models/vehicules.uml2</text:span>"</text:p>
      <text:p text:style-name="P43"><text:tab/><text:tab/></text:p>
      <text:p text:style-name="P45"><text:s text:c="4"/><text:tab/><text:tab/>// load the given UML2 resource</text:p>
      <text:p text:style-name="P43"><text:s text:c="4"/><text:tab/><text:tab/><text:span text:style-name="T4">var</text:span> inputRepository : kermeta::persistence::EMFRepository <text:span text:style-name="T4">init</text:span> kermeta::persistence::EMFRepository.new</text:p>
      <text:p text:style-name="P43"><text:s text:c="4"/><text:tab/><text:tab/><text:span text:style-name="T4">var</text:span> inputResource : kermeta::persistence::EMFResource</text:p>
      <text:p text:style-name="P43"><text:s text:c="4"/><text:tab/><text:tab/>inputResource ?= inputRepository.createResource(origModelName, "<text:span text:style-name="T17">../ecore/UML2.ecore</text:span>")</text:p>
      <text:p text:style-name="P43"><text:s text:c="4"/><text:tab/><text:tab/>inputResource.load()</text:p>
      <text:p text:style-name="P43"><text:s text:c="4"/><text:tab/></text:p>
      <text:p text:style-name="P45"><text:s text:c="4"/><text:tab/><text:tab/>// "instances" only gives the main diagramm package for the targeted code tree</text:p>
      <text:p text:style-name="P43"><text:s text:c="4"/><text:tab/><text:tab/>origModel ?= inputResource.instances.one</text:p>
      <text:p text:style-name="P43"><text:tab/><text:tab/></text:p>
      <text:p text:style-name="P43"><text:s text:c="4"/><text:tab/><text:tab/><text:span text:style-name="T4">var</text:span> factory : uml2::transformations::UmlCloneFactory <text:span text:style-name="T4">init</text:span> uml2::transformations::UmlCloneFactory.new</text:p>
      <text:p text:style-name="P43"><text:s text:c="4"/><text:tab/><text:tab/>factory.initialize</text:p>
      <text:p text:style-name="P43"><text:s text:c="4"/><text:tab/><text:tab/>cloneModel := factory.cloneStaticDiagram(origModel)</text:p>
      <text:p text:style-name="P43"><text:tab/><text:tab/></text:p>
      <text:p text:style-name="P45"><text:s text:c="4"/><text:tab/><text:tab/>// we need the package containing the classes</text:p>
      <text:p text:style-name="P43"><text:s text:c="4"/><text:tab/><text:tab/>root_package ?= cloneModel.ownedMember.select{ e | e.name == "vehicules" }.one</text:p>
      <text:p text:style-name="P43"><text:tab/><text:tab/></text:p>
      <text:p text:style-name="P43"><text:s text:c="4"/><text:tab/><text:tab/>addGetterOnWattsPower</text:p>
      <text:p text:style-name="P43"><text:s text:c="4"/><text:tab/><text:tab/>addEngineInterface</text:p>
      <text:p text:style-name="P43"><text:s text:c="4"/><text:tab/><text:tab/>addCarEngineComposition</text:p>
      <text:p text:style-name="P43"><text:s text:c="4"/><text:tab/><text:tab/>addEngineGeneralisation</text:p>
      <text:p text:style-name="P43"><text:s text:c="4"/><text:tab/></text:p>
      <text:p text:style-name="P43"><text:s text:c="4"/><text:tab/><text:tab/>cloneModelName := "<text:span text:style-name="T17">../models/improved_vehicules.uml2</text:span>"</text:p>
      <text:p text:style-name="P43"><text:s text:c="4"/><text:tab/><text:tab/><text:span text:style-name="T4">var</text:span> outputRepository : kermeta::persistence::EMFRepository <text:span text:style-name="T4">init</text:span> kermeta::persistence::EMFRepository.new</text:p>
      <text:p text:style-name="P43"><text:s text:c="4"/><text:tab/><text:tab/><text:span text:style-name="T4">var</text:span> outputResource : kermeta::persistence::EMFResource</text:p>
      <text:p text:style-name="P43"><text:s text:c="4"/><text:tab/><text:tab/>outputResource ?= outputRepository.createResource(cloneModelName, "<text:span text:style-name="T17">../ecore/UML2.ecore</text:span>")</text:p>
      <text:p text:style-name="P43"><text:s text:c="4"/><text:tab/><text:tab/>outputResource.instances.add(cloneModel)</text:p>
      <text:p text:style-name="P43"><text:s text:c="4"/><text:tab/><text:tab/>outputResource.save()</text:p>
      <text:p text:style-name="P43"><text:s text:c="4"/><text:span text:style-name="T4">end</text:span></text:p>
      <text:p text:style-name="P43"><text:s text:c="4"/></text:p>
      <text:p text:style-name="P43"><text:s text:c="4"/><text:span text:style-name="T18">///////////// <text:s/>code for transformations //////////////////</text:span></text:p>
      <text:p text:style-name="P43"><text:tab/><text:span text:style-name="T4">operation</text:span> addGetterOnWattsPower()<text:span text:style-name="T4"> is do</text:span></text:p>
      <text:p text:style-name="P45"><text:tab/><text:tab/>// we get the "GasEngine" class (before this class will loose its attributes, passed to the interface)</text:p>
      <text:p text:style-name="P43"><text:tab/><text:tab/><text:span text:style-name="T4">var</text:span> cl : uml2::Class</text:p>
      <text:p text:style-name="P43"><text:tab/><text:tab/>cl ?= root_package.ownedMember.select{ e | e.name == "<text:span text:style-name="T17">GasEngine</text:span>" }.one</text:p>
      <text:p text:style-name="P43"><text:tab/><text:tab/></text:p>
      <text:p text:style-name="P45"><text:tab/><text:tab/>// we need the accessors tool for transformation</text:p>
      <text:p text:style-name="P43"><text:tab/><text:tab/><text:span text:style-name="T4">var</text:span> accTool : uml2::transformations::Accessor_Tool <text:span text:style-name="T4">init</text:span> uml2::transformations::Accessor_Tool.new</text:p>
      <text:p text:style-name="P43"><text:tab/><text:tab/></text:p>
      <text:p text:style-name="P45"><text:tab/><text:tab/>// we make the getter corresponding to each property of the class</text:p>
      <text:p text:style-name="P43"><text:tab/><text:tab/>cl.ownedAttribute.each{ prop |</text:p>
      <text:p text:style-name="P45"><text:tab/><text:tab/><text:tab/>// we add the getter operation corresponding to the property</text:p>
      <text:p text:style-name="P43"><text:tab/><text:tab/><text:tab/>accTool.addGetter(cl, prop)</text:p>
      <text:p text:style-name="P43"><text:tab/><text:tab/>}</text:p>
      <text:p text:style-name="P43"><text:tab/><text:span text:style-name="T4">end</text:span></text:p>
      <text:p text:style-name="P43"><text:tab/><text:span text:style-name="T4">operation</text:span> addEngineInterface()<text:span text:style-name="T4"> is do</text:span></text:p>
      <text:p text:style-name="P45"><text:tab/><text:tab/>// we get the "GasEngine" class to generalize it in a "IEngine" interface</text:p>
      <text:p text:style-name="P43"><text:tab/><text:tab/><text:span text:style-name="T4">var</text:span> cl : uml2::Class</text:p>
      <text:p text:style-name="P43"><text:tab/><text:tab/>cl ?= root_package.ownedMember.select{ e | e.name == "<text:span text:style-name="T17">GasEngine</text:span>" }.one</text:p>
      <text:p text:style-name="P43"><text:tab/><text:tab/></text:p>
      <text:p text:style-name="P45"><text:tab/><text:tab/>// we need the interface tool for extraction</text:p>
      <text:p text:style-name="P43"><text:tab/><text:tab/><text:span text:style-name="T4">var</text:span> ifTool : SpecializedEngineInterface_Tool <text:span text:style-name="T4">init</text:span> SpecializedEngineInterface_Tool.new</text:p>
      <text:p text:style-name="P43"><text:tab/><text:tab/></text:p>
      <text:p text:style-name="P45"><text:tab/><text:tab/>// we get then the interface</text:p>
      <text:p text:style-name="P43"><text:tab/><text:tab/><text:span text:style-name="T4">var</text:span> ifc : uml2::Interface</text:p>
      <text:p text:style-name="P43"><text:tab/><text:tab/>ifc := ifTool.extractInterface(cl)</text:p>
      <text:p text:style-name="P43"><text:tab/><text:tab/></text:p>
      <text:p text:style-name="P45"><text:tab/><text:tab/>// we add the new interface to the resulting model</text:p>
      <text:p text:style-name="P43"><text:tab/><text:tab/>root_package.ownedMember.add(ifc)</text:p>
      <text:p text:style-name="P45"><text:tab/><text:tab/>// Rem: the generalization between the interface and the (original)</text:p>
      <text:p text:style-name="P45"><text:tab/><text:tab/>// concrete class doesn't need to be added to the model</text:p>
      <text:p text:style-name="P45"><text:tab/><text:tab/>// (it is owned by the concrete class)</text:p>
      <text:p text:style-name="P43"><text:tab/><text:span text:style-name="T4">end</text:span></text:p>
      <text:p text:style-name="P43"><text:tab/><text:span text:style-name="T4">operation</text:span> addCarEngineComposition()<text:span text:style-name="T4"> is do</text:span></text:p>
      <text:p text:style-name="P45"><text:tab/><text:tab/>// we get the "GasEngine" class as the component</text:p>
      <text:p text:style-name="P43"><text:tab/><text:tab/><text:span text:style-name="T4">var</text:span> clEngine : uml2::Class</text:p>
      <text:p text:style-name="P43"><text:tab/><text:tab/>clEngine ?= root_package.ownedMember.select{ e | e.name == "<text:span text:style-name="T17">GasEngine</text:span>" }.one</text:p>
      <text:p text:style-name="P43"><text:tab/><text:tab/></text:p>
      <text:p text:style-name="P45"><text:tab/><text:tab/>// we get the "Car" class as the container</text:p>
      <text:p text:style-name="P43"><text:tab/><text:tab/><text:span text:style-name="T4">var</text:span> clCar : uml2::Class</text:p>
      <text:p text:style-name="P43"><text:tab/><text:tab/>clCar ?= root_package.ownedMember.select{ e | e.name == "<text:span text:style-name="T17">Car</text:span>" }.one</text:p>
      <text:p text:style-name="P43"><text:tab/><text:tab/></text:p>
      <text:p text:style-name="P45"><text:tab/><text:tab/>// we need the association tool for transformation</text:p>
      <text:p text:style-name="P43"><text:tab/><text:tab/><text:span text:style-name="T4">var</text:span> assocTool : uml2::transformations::Association_Tool <text:span text:style-name="T4">init</text:span> uml2::transformations::Association_Tool.new</text:p>
      <text:p text:style-name="P43"><text:tab/><text:tab/></text:p>
      <text:p text:style-name="P45"><text:tab/><text:tab/>// we then get the new composition</text:p>
      <text:p text:style-name="P43"><text:tab/><text:tab/><text:span text:style-name="T4">var</text:span> assoc : uml2::Association <text:span text:style-name="T4">init</text:span> uml2::Association.new</text:p>
      <text:p text:style-name="P43"><text:tab/><text:tab/>assoc := assocTool.addNavigableComposition(clCar, clEngine, "<text:span text:style-name="T17">poweredBy</text:span>", "<text:span text:style-name="T17">engine</text:span>")</text:p>
      <text:p text:style-name="P43"><text:tab/><text:tab/></text:p>
      <text:p text:style-name="P45"><text:tab/><text:tab/>// we add the new association to the resulting model</text:p>
      <text:p text:style-name="P43"><text:tab/><text:tab/>root_package.ownedMember.add(assoc)</text:p>
      <text:p text:style-name="P43"><text:tab/><text:span text:style-name="T4">end</text:span></text:p>
      <text:p text:style-name="P43"><text:tab/><text:span text:style-name="T4">operation</text:span> addEngineGeneralisation()<text:span text:style-name="T4"> is do</text:span></text:p>
      <text:p text:style-name="P45"><text:tab/><text:tab/>// we get the "ElectricEngine" class</text:p>
      <text:p text:style-name="P43"><text:tab/><text:tab/><text:span text:style-name="T4">var</text:span> cl : uml2::Class</text:p>
      <text:p text:style-name="P43"><text:tab/><text:tab/>cl ?= root_package.ownedMember.select{ e | e.name == "<text:span text:style-name="T17">ElectricEngine</text:span>" }.one</text:p>
      <text:p text:style-name="P43"><text:tab/><text:tab/></text:p>
      <text:p text:style-name="P45"><text:tab/><text:tab/>// we get then the "IEngine" interface</text:p>
      <text:p text:style-name="P43"><text:tab/><text:tab/><text:span text:style-name="T4">var</text:span> ifc : uml2::Interface</text:p>
      <text:p text:style-name="P43"><text:tab/><text:tab/>ifc ?= root_package.ownedMember.select{ e | e.name == "<text:span text:style-name="T17">IEngine</text:span>" }.one</text:p>
      <text:p text:style-name="P43"><text:tab/><text:tab/></text:p>
      <text:p text:style-name="P45"><text:tab/><text:tab/>// we need the generalization tool for transformation</text:p>
      <text:p text:style-name="P43"><text:tab/><text:tab/><text:span text:style-name="T4">var</text:span> geneTool : uml2::transformations::Generalization_Tool <text:span text:style-name="T4">init</text:span> uml2::transformations::Generalization_Tool.new</text:p>
      <text:p text:style-name="P43"><text:tab/><text:tab/></text:p>
      <text:p text:style-name="P45"><text:tab/><text:tab/>// we make the inheritance</text:p>
      <text:p text:style-name="P43"><text:tab/><text:tab/>geneTool.addGeneralization(ifc, cl)</text:p>
      <text:p text:style-name="P45"><text:tab/><text:tab/>// Rem: the generalization between the interface and a</text:p>
      <text:p text:style-name="P45"><text:tab/><text:tab/>// concrete class doesn't need to be added to the model</text:p>
      <text:p text:style-name="P45"><text:tab/><text:tab/>// (it is owned by the concrete class)</text:p>
      <text:p text:style-name="P43"><text:tab/><text:span text:style-name="T4">end</text:span></text:p>
      <text:p text:style-name="P43">}</text:p>
      <text:p text:style-name="P43"><text:tab/></text:p>
      <text:p text:style-name="P45">////////////// class for overwrite interface method for name</text:p>
      <text:p text:style-name="P43"><text:span text:style-name="T4">class</text:span> SpecializedEngineInterface_Tool <text:span text:style-name="T4">inherits</text:span> uml2::transformations::Interface_Tool</text:p>
      <text:p text:style-name="P43">{</text:p>
      <text:p text:style-name="P44"><text:tab/>/** overwrite the original method */</text:p>
      <text:p text:style-name="P43"><text:tab/><text:span text:style-name="T4">method</text:span> nameForInterface(name : kermeta::standard::String) : kermeta::standard::String<text:span text:style-name="T4"> is do</text:span></text:p>
      <text:p text:style-name="P43"><text:s text:c="4"/><text:tab/><text:tab/><text:span text:style-name="T4">result</text:span> := "<text:span text:style-name="T17">IEngine</text:span>"</text:p>
      <text:p text:style-name="P43"><text:s text:c="4"/><text:span text:style-name="T4">end</text:span></text:p>
      <text:p text:style-name="P43">}</text:p>
      <text:p text:style-name="Text_20_body">The cloned and transformed model has been saved under <text:span text:style-name="T19">improved_vehicules.uml2</text:span><text:span text:style-name="T20"> and can be used</text:span><text:span text:style-name="T21"> as it is or being draft by a graphical tool like TopCased.</text:span></text:p>
      <text:h text:style-name="Heading_20_2" text:outline-level="2">The resulting model</text:h>
      <text:p text:style-name="Text_20_body"><draw:frame draw:style-name="fr3" draw:name="Image10" text:anchor-type="paragraph" svg:x="2.417cm" svg:y="0.513cm" svg:width="12cm" svg:height="6.84cm" draw:z-index="10"><draw:image xlink:href="../Umlaut-Demos_figures/Vehicules_improved_model.jpg" xlink:type="simple" xlink:show="embed" xlink:actuate="onLoad"/></draw:frame>The resulting model of our transformer program looks like above.</text:p>
      <text:p text:style-name="Text_20_body"><text:span text:style-name="T4">It comply with our goals</text:span>:</text:p>
      <text:list text:style-name="L6">
        <text:list-item>
          <text:p text:style-name="P46">The result model includes all the UML elements which were in the original model, with all their characteristics.</text:p>
        </text:list-item>
        <text:list-item>
          <text:p text:style-name="P46">The GasEngine class has now an interface and a accessor to its attribute.</text:p>
        </text:list-item>
        <text:list-item>
          <text:p text:style-name="P46">The interface operations are abstract when the GasEngine operations are concrete implementations (may be with an empty body for some of them).</text:p>
        </text:list-item>
        <text:list-item>
          <text:p text:style-name="P46">The ElectricEngine inherits from this interface.</text:p>
        </text:list-item>
        <text:list-item>
          <text:p text:style-name="P46">The Car now is now composed of a GasEngine (the corresponding association exists in the model even it has not be represented by TopCased).</text:p>
        </text:list-item>
      </text:list>
      <text:p text:style-name="Text_20_body">Any UML2 model can be transformed like this.</text:p>
      <text:p text:style-name="Text_20_body">You can visit it and apply conditional transformations on the fly to each kind of UML2 element. Look at the Valooder chapter in the Umlaut-Architecture-Guide to have a idea of how to do.</text:p>
      <text:h text:style-name="Heading_20_1" text:outline-level="1">Prototyping with UML</text:h>
      <text:p text:style-name="Text_20_body">The software industry faces many challenges.</text:p>
      <text:p text:style-name="Text_20_body">One of them is the difficult understanding of its customers precise needs. A way to solve or reduce uncertainty and waste of time and money is to present those customers a preliminary version of the planned system as early as possible in the development process.</text:p>
      <text:p text:style-name="Text_20_body">For software engineers, the access to their analysis model under a operative form in order to permit the users to manipulate a simplistic implementation of the main features.</text:p>
      <text:h text:style-name="Heading_20_2" text:outline-level="2">A simple example</text:h>
      <text:p text:style-name="Text_20_body">As an illustration of such a prototyping use of UMLAUT tools suite, we present a (very restricted) sample of an accounting model and its use in an even simpler prototype.</text:p>
      <text:p text:style-name="Text_20_body">An analysis model can be used “as it is” which means the prototype could link to the all primitives the model defines (classes, operations, attributes). Or you can add some behavior to this model by giving a operative body to class operations: the code must be written in Kermeta language syntax and embedded in UML comment attached to the corresponding operation.</text:p>
      <text:p text:style-name="Text_20_body"><draw:frame draw:style-name="fr3" draw:name="Image11" text:anchor-type="paragraph" svg:x="2.335cm" svg:y="0cm" svg:width="13cm" svg:height="6.541cm" draw:z-index="11"><draw:image xlink:href="../Umlaut-Demos_figures/Bank_model.jpg" xlink:type="simple" xlink:show="embed" xlink:actuate="onLoad"/></draw:frame>Our example presents such a behaviored model.</text:p>
      <text:h text:style-name="Heading_20_2" text:outline-level="2">Executable version of the model</text:h>
      <text:p text:style-name="Text_20_body">Applying the <text:span text:style-name="T5">uml2km</text:span> tool on our UML model (<text:span text:style-name="T22">bank.uml2</text:span>), we get a Kermeta executable model in a XMI form: <text:span text:style-name="T22">bank.km</text:span>. You can have a look in it through the Ecore “reflexive editor”, as shown above.</text:p>
      <text:p text:style-name="Text_20_body"><draw:frame draw:style-name="fr1" draw:name="Image13" text:anchor-type="paragraph" svg:width="7.999cm" svg:height="15.161cm" draw:z-index="12"><draw:image xlink:href="../Umlaut-Demos_figures/Bank_km_details.png" xlink:type="simple" xlink:show="embed" xlink:actuate="onLoad"/></draw:frame>This Kermeta model can be transformed in a human readable text version: (<text:span text:style-name="T22">bank.kmt</text:span>):</text:p>
      <text:p text:style-name="P47">/*</text:p>
      <text:p text:style-name="P47"><text:s/>* fr.irisa.triskell.uml2.samples/src/kermeta/bank.kmt</text:p>
      <text:p text:style-name="P47"><text:s/>* </text:p>
      <text:p text:style-name="P47"><text:s/>* a human readable version of the file generated by "uml2km"</text:p>
      <text:p text:style-name="P47"><text:s/>* for documentation of the "bank" example.</text:p>
      <text:p text:style-name="P47"><text:s/>*/</text:p>
      <text:p text:style-name="P48"><text:s/></text:p>
      <text:p text:style-name="P48"><text:span text:style-name="T4">package</text:span> bank;</text:p>
      <text:p text:style-name="P49"/>
      <text:p text:style-name="P49"><text:span text:style-name="T23">require</text:span><text:span text:style-name="T24"> kermeta</text:span></text:p>
      <text:p text:style-name="P49"/>
      <text:p text:style-name="P48"><text:span text:style-name="T4">class</text:span> Customer</text:p>
      <text:p text:style-name="P48">{</text:p>
      <text:p text:style-name="P48"><text:tab/><text:span text:style-name="T4">reference</text:span> name : kermeta::standard::String</text:p>
      <text:p text:style-name="P48"><text:tab/><text:span text:style-name="T4">reference</text:span> account : kermeta::standard::OrderedSet&lt;Account&gt;[0..*]</text:p>
      <text:p text:style-name="P48">}</text:p>
      <text:p text:style-name="P49"/>
      <text:p text:style-name="P48"><text:span text:style-name="T4">class</text:span> Account</text:p>
      <text:p text:style-name="P48">{</text:p>
      <text:p text:style-name="P48"><text:tab/><text:span text:style-name="T4">reference</text:span> amount : kermeta::standard::Integer</text:p>
      <text:p text:style-name="P48"><text:tab/></text:p>
      <text:p text:style-name="P48"><text:tab/><text:span text:style-name="T4">operation</text:span> deposit(new_cash : kermeta::standard::Integer) <text:span text:style-name="T4">is</text:span> <text:span text:style-name="T4">do</text:span></text:p>
      <text:p text:style-name="P48"><text:tab/><text:tab/><text:span text:style-name="T4">if</text:span> amount == <text:span text:style-name="T4">void</text:span> <text:span text:style-name="T4">then</text:span></text:p>
      <text:p text:style-name="P48"><text:tab/><text:tab/><text:tab/>amount := new_cash</text:p>
      <text:p text:style-name="P48"><text:tab/><text:tab/><text:span text:style-name="T4">else</text:span></text:p>
      <text:p text:style-name="P48"><text:tab/><text:tab/><text:tab/>amount := amount + new_cash</text:p>
      <text:p text:style-name="P48"><text:tab/><text:tab/><text:span text:style-name="T4">end</text:span></text:p>
      <text:p text:style-name="P48"><text:tab/><text:span text:style-name="T4">end</text:span></text:p>
      <text:p text:style-name="P48"><text:tab/></text:p>
      <text:p text:style-name="P48"><text:tab/><text:span text:style-name="T4">operation</text:span> printAmount() : kermeta::standard::String <text:span text:style-name="T4">is</text:span> <text:span text:style-name="T4">do</text:span></text:p>
      <text:p text:style-name="P48"><text:tab/><text:tab/><text:span text:style-name="T4">result</text:span> := amount.toString</text:p>
      <text:p text:style-name="P48"><text:tab/><text:span text:style-name="T4">end</text:span></text:p>
      <text:p text:style-name="P48"><text:tab/></text:p>
      <text:p text:style-name="P48"><text:tab/><text:span text:style-name="T4">operation</text:span> withdraw(desired : kermeta::standard::Integer) : kermeta::standard::Integer <text:span text:style-name="T4">is</text:span> <text:span text:style-name="T4">do</text:span></text:p>
      <text:p text:style-name="P48"><text:tab/><text:tab/><text:span text:style-name="T4">if</text:span> amount &gt; desired <text:span text:style-name="T4">then</text:span></text:p>
      <text:p text:style-name="P48"><text:tab/><text:tab/><text:tab/><text:span text:style-name="T4">result</text:span> := desired</text:p>
      <text:p text:style-name="P48"><text:tab/><text:tab/><text:tab/>amount := amount - desired</text:p>
      <text:p text:style-name="P48"><text:tab/><text:tab/><text:span text:style-name="T4">else</text:span></text:p>
      <text:p text:style-name="P48"><text:tab/><text:tab/><text:tab/><text:span text:style-name="T4">result</text:span> := amount</text:p>
      <text:p text:style-name="P48"><text:tab/><text:tab/><text:tab/>amount := 0</text:p>
      <text:p text:style-name="P48"><text:tab/><text:tab/><text:span text:style-name="T4">end</text:span></text:p>
      <text:p text:style-name="P48"><text:tab/><text:span text:style-name="T4">end</text:span></text:p>
      <text:p text:style-name="P48">}</text:p>
      <text:h text:style-name="Heading_20_2" text:outline-level="2">Use in a prototype</text:h>
      <text:p text:style-name="Text_20_body">After getting the Kermeta version of your UML model, you can link any Kermeta program to it, giving you access to all the features and types defined in it.</text:p>
      <text:p text:style-name="Text_20_body">As an example, we write a drastically simple bank back-office application which manipulates the elements of our Bank model: <text:span text:style-name="T22">prototype.kmt</text:span>.</text:p>
      <text:p text:style-name="P49"><text:span text:style-name="T24">@mainClass </text:span><text:span text:style-name="T25">"bank::Main"</text:span></text:p>
      <text:p text:style-name="P49"><text:span text:style-name="T24">@mainOperation </text:span><text:span text:style-name="T25">"main"</text:span></text:p>
      <text:p text:style-name="P49"/>
      <text:p text:style-name="P48"><text:span text:style-name="T4">package</text:span> bank;</text:p>
      <text:p text:style-name="P49"/>
      <text:p text:style-name="P49"><text:span text:style-name="T23">require</text:span><text:span text:style-name="T24"> kermeta</text:span></text:p>
      <text:p text:style-name="P49"><text:span text:style-name="T23">require</text:span><text:span text:style-name="T24"> </text:span><text:span text:style-name="T25">"bank.km"</text:span><text:span text:style-name="T24"><text:tab/></text:span><text:span text:style-name="T26">// link to the executable model</text:span></text:p>
      <text:p text:style-name="P49"><text:span text:style-name="T23">require</text:span><text:span text:style-name="T24"> </text:span><text:span text:style-name="T25">"utilities.kmt"</text:span></text:p>
      <text:p text:style-name="P49"/>
      <text:p text:style-name="P48"><text:span text:style-name="T4">class</text:span> Main</text:p>
      <text:p text:style-name="P48">{</text:p>
      <text:p text:style-name="P48"><text:tab/><text:span text:style-name="T4">reference</text:span> customers : kermeta::standard::OrderedSet&lt;bank::Customer&gt;</text:p>
      <text:p text:style-name="P48"><text:tab/></text:p>
      <text:p text:style-name="P48"><text:s text:c="4"/><text:span text:style-name="T4">operation</text:span> main() : <text:span text:style-name="T4">Void</text:span> <text:span text:style-name="T4">is</text:span> <text:span text:style-name="T4">do</text:span></text:p>
      <text:p text:style-name="P49"><text:span text:style-name="T24"><text:s text:c="4"/><text:tab/></text:span><text:span text:style-name="T26">// create our "Bank" :-)</text:span></text:p>
      <text:p text:style-name="P48"><text:tab/><text:tab/> customers := kermeta::standard::OrderedSet&lt;bank::Customer&gt;.new</text:p>
      <text:p text:style-name="P48"><text:s text:c="4"/><text:tab/></text:p>
      <text:p text:style-name="P49"><text:span text:style-name="T24"><text:s text:c="8"/></text:span><text:span text:style-name="T26">// launche the interface</text:span></text:p>
      <text:p text:style-name="P48"><text:s text:c="8"/><text:span text:style-name="T4">var</text:span> ui : UserInterface <text:span text:style-name="T4">init</text:span> UserInterface.new</text:p>
      <text:p text:style-name="P48"><text:s text:c="8"/>ui.initialize(customers)</text:p>
      <text:p text:style-name="P48"><text:s text:c="8"/></text:p>
      <text:p text:style-name="P49"><text:span text:style-name="T24"><text:tab/><text:tab/>stdio.writeln(</text:span><text:span text:style-name="T25">"\n === Welcome to the 'BankOfMine' ===\n"</text:span><text:span text:style-name="T24">)</text:span></text:p>
      <text:p text:style-name="P48"><text:tab/><text:tab/></text:p>
      <text:p text:style-name="P49"><text:span text:style-name="T24"><text:tab/><text:tab/></text:span><text:span text:style-name="T26">// main loop</text:span></text:p>
      <text:p text:style-name="P48"><text:s text:c="8"/><text:span text:style-name="T4">var</text:span> exit : kermeta::standard::Boolean</text:p>
      <text:p text:style-name="P48"><text:s text:c="8"/><text:span text:style-name="T4">from</text:span> exit := <text:span text:style-name="T4">false</text:span></text:p>
      <text:p text:style-name="P48"><text:tab/><text:tab/><text:span text:style-name="T4">until</text:span> exit</text:p>
      <text:p text:style-name="P48"><text:s text:c="8"/><text:span text:style-name="T4">loop</text:span></text:p>
      <text:p text:style-name="P48"><text:s text:c="12"/>exit := ui.exec()</text:p>
      <text:p text:style-name="P48"><text:s text:c="8"/><text:span text:style-name="T4">end</text:span></text:p>
      <text:p text:style-name="P48"><text:s text:c="8"/></text:p>
      <text:p text:style-name="P49"><text:span text:style-name="T24"><text:s text:c="8"/></text:span><text:span text:style-name="T26">// exiting</text:span></text:p>
      <text:p text:style-name="P49"><text:span text:style-name="T24"><text:s text:c="8"/>stdio.writeln(</text:span><text:span text:style-name="T25">"\n === Thank you for using 'BankOfMine' services ===\n"</text:span><text:span text:style-name="T24">)</text:span></text:p>
      <text:p text:style-name="P48"><text:s text:c="4"/><text:span text:style-name="T4">end</text:span></text:p>
      <text:p text:style-name="P48">}</text:p>
      <text:p text:style-name="P49"/>
      <text:p text:style-name="P48"><text:span text:style-name="T4">class</text:span> Bank</text:p>
      <text:p text:style-name="P48">{</text:p>
      <text:p text:style-name="P48"><text:tab/><text:span text:style-name="T4">operation</text:span> initialize() <text:span text:style-name="T4">is</text:span> <text:span text:style-name="T4">do</text:span></text:p>
      <text:p text:style-name="P48"><text:tab/><text:span text:style-name="T4">end</text:span></text:p>
      <text:p text:style-name="P48">}</text:p>
      <text:p text:style-name="P49"/>
      <text:p text:style-name="P48"><text:span text:style-name="T4">class</text:span> UserInterface</text:p>
      <text:p text:style-name="P48">{</text:p>
      <text:p text:style-name="P48"><text:tab/><text:span text:style-name="T4">reference</text:span> customers : <text:span text:style-name="T4">oset</text:span> bank::Customer[1..*]</text:p>
      <text:p text:style-name="P48"><text:tab/><text:span text:style-name="T4">reference</text:span> utility : utilities::StringConverter</text:p>
      <text:p text:style-name="P48"><text:tab/></text:p>
      <text:p text:style-name="P48"><text:tab/><text:span text:style-name="T4">operation</text:span> initialize(new_bank : kermeta::standard::OrderedSet&lt;bank::Customer&gt;) <text:span text:style-name="T4">is</text:span> <text:span text:style-name="T4">do</text:span></text:p>
      <text:p text:style-name="P48"><text:tab/><text:tab/>customers := new_bank</text:p>
      <text:p text:style-name="P48"><text:tab/><text:tab/>utility := utilities::StringConverter.new</text:p>
      <text:p text:style-name="P48"><text:tab/><text:span text:style-name="T4">end</text:span></text:p>
      <text:p text:style-name="P48"><text:tab/></text:p>
      <text:p text:style-name="P48"><text:tab/><text:span text:style-name="T4">operation</text:span> exec() : kermeta::standard::Boolean <text:span text:style-name="T4">is</text:span> <text:span text:style-name="T4">do</text:span></text:p>
      <text:p text:style-name="P48"><text:tab/><text:tab/>printMenu</text:p>
      <text:p text:style-name="P49"><text:span text:style-name="T24"><text:tab/><text:tab/></text:span><text:span text:style-name="T27">var</text:span><text:span text:style-name="T24"> command : kermeta::standard::String </text:span><text:span text:style-name="T27">init</text:span><text:span text:style-name="T24"> stdio.read(</text:span><text:span text:style-name="T25">" <text:s text:c="2"/>what is your choice ? : "</text:span><text:span text:style-name="T24">)</text:span></text:p>
      <text:p text:style-name="P49"><text:span text:style-name="T24"><text:tab/><text:tab/></text:span><text:span text:style-name="T27">if</text:span><text:span text:style-name="T24"> command == </text:span><text:span text:style-name="T25">"A"</text:span><text:span text:style-name="T24"> </text:span><text:span text:style-name="T27">then</text:span></text:p>
      <text:p text:style-name="P48"><text:tab/><text:tab/><text:tab/><text:span text:style-name="T4">self</text:span>.addAccount</text:p>
      <text:p text:style-name="P48"><text:tab/><text:tab/><text:tab/><text:span text:style-name="T4">result</text:span> := <text:span text:style-name="T4">false</text:span></text:p>
      <text:p text:style-name="P49"><text:span text:style-name="T24"><text:tab/><text:tab/></text:span><text:span text:style-name="T27">else</text:span><text:span text:style-name="T24"> </text:span><text:span text:style-name="T27">if</text:span><text:span text:style-name="T24"> command == </text:span><text:span text:style-name="T25">"C"</text:span><text:span text:style-name="T24"> </text:span><text:span text:style-name="T27">then</text:span></text:p>
      <text:p text:style-name="P48"><text:tab/><text:tab/><text:tab/><text:span text:style-name="T4">self</text:span>.addCustomer</text:p>
      <text:p text:style-name="P48"><text:tab/><text:tab/><text:tab/><text:span text:style-name="T4">result</text:span> := <text:span text:style-name="T4">false</text:span></text:p>
      <text:p text:style-name="P49"><text:span text:style-name="T24"><text:tab/><text:tab/></text:span><text:span text:style-name="T27">else</text:span><text:span text:style-name="T24"> </text:span><text:span text:style-name="T27">if</text:span><text:span text:style-name="T24"> command == </text:span><text:span text:style-name="T25">"D"</text:span><text:span text:style-name="T24"> </text:span><text:span text:style-name="T27">then</text:span></text:p>
      <text:p text:style-name="P48"><text:tab/><text:tab/><text:tab/><text:span text:style-name="T4">self</text:span>.deposit</text:p>
      <text:p text:style-name="P48"><text:tab/><text:tab/><text:tab/><text:span text:style-name="T4">result</text:span> := <text:span text:style-name="T4">false</text:span></text:p>
      <text:p text:style-name="P49"><text:span text:style-name="T24"><text:tab/><text:tab/></text:span><text:span text:style-name="T27">else</text:span><text:span text:style-name="T24"> </text:span><text:span text:style-name="T27">if</text:span><text:span text:style-name="T24"> command == </text:span><text:span text:style-name="T25">"P"</text:span><text:span text:style-name="T24"> </text:span><text:span text:style-name="T27">then</text:span></text:p>
      <text:p text:style-name="P48"><text:tab/><text:tab/><text:tab/><text:span text:style-name="T4">self</text:span>.print</text:p>
      <text:p text:style-name="P48"><text:tab/><text:tab/><text:tab/><text:span text:style-name="T4">result</text:span> := <text:span text:style-name="T4">false</text:span></text:p>
      <text:p text:style-name="P49"><text:span text:style-name="T24"><text:tab/><text:tab/></text:span><text:span text:style-name="T27">else</text:span><text:span text:style-name="T24"> </text:span><text:span text:style-name="T27">if</text:span><text:span text:style-name="T24"> command == </text:span><text:span text:style-name="T25">"W"</text:span><text:span text:style-name="T24"> </text:span><text:span text:style-name="T27">then</text:span></text:p>
      <text:p text:style-name="P48"><text:tab/><text:tab/><text:tab/><text:span text:style-name="T4">self</text:span>.withdraw</text:p>
      <text:p text:style-name="P48"><text:tab/><text:tab/><text:tab/><text:span text:style-name="T4">result</text:span> := <text:span text:style-name="T4">false</text:span></text:p>
      <text:p text:style-name="P49"><text:span text:style-name="T24"><text:tab/><text:tab/></text:span><text:span text:style-name="T27">else</text:span><text:span text:style-name="T24"> </text:span><text:span text:style-name="T27">if</text:span><text:span text:style-name="T24"> command == </text:span><text:span text:style-name="T25">"Q"</text:span><text:span text:style-name="T24"> </text:span><text:span text:style-name="T27">then</text:span></text:p>
      <text:p text:style-name="P48"><text:tab/><text:tab/><text:tab/><text:span text:style-name="T4">result</text:span> := <text:span text:style-name="T4">true</text:span></text:p>
      <text:p text:style-name="P48"><text:tab/><text:tab/><text:span text:style-name="T4">else</text:span></text:p>
      <text:p text:style-name="P49"><text:span text:style-name="T24"><text:tab/><text:tab/><text:tab/>stdio.writeln(</text:span><text:span text:style-name="T25">"\n &gt;&gt;&gt;&gt; You enter a wrong code &lt;&lt;&lt;&lt;&lt;"</text:span><text:span text:style-name="T24">)</text:span></text:p>
      <text:p text:style-name="P48"><text:tab/><text:tab/><text:tab/><text:span text:style-name="T4">result</text:span> := <text:span text:style-name="T4">false</text:span></text:p>
      <text:p text:style-name="P48"><text:tab/><text:tab/><text:span text:style-name="T4">end</text:span> <text:span text:style-name="T4">end</text:span> <text:span text:style-name="T4">end</text:span> <text:span text:style-name="T4">end</text:span> <text:span text:style-name="T4">end</text:span> <text:span text:style-name="T4">end</text:span></text:p>
      <text:p text:style-name="P48"><text:tab/><text:span text:style-name="T4">end</text:span></text:p>
      <text:p text:style-name="P48"><text:tab/></text:p>
      <text:p text:style-name="P49"><text:span text:style-name="T24"><text:tab/></text:span><text:span text:style-name="T26">// interfacing operations</text:span></text:p>
      <text:p text:style-name="P48"><text:tab/><text:span text:style-name="T4">operation</text:span> printMenu() <text:span text:style-name="T4">is</text:span> <text:span text:style-name="T4">do</text:span></text:p>
      <text:p text:style-name="P49"><text:span text:style-name="T24"><text:tab/><text:tab/>stdio.writeln(</text:span><text:span text:style-name="T25">"\nAvailable operations:"</text:span><text:span text:style-name="T24">)</text:span></text:p>
      <text:p text:style-name="P49"><text:span text:style-name="T24"><text:tab/><text:tab/>stdio.writeln(</text:span><text:span text:style-name="T25">" <text:s/>A - Add a new account"</text:span><text:span text:style-name="T24">)</text:span></text:p>
      <text:p text:style-name="P49"><text:span text:style-name="T24"><text:tab/><text:tab/>stdio.writeln(</text:span><text:span text:style-name="T25">" <text:s/>C - Add a new customer"</text:span><text:span text:style-name="T24">)</text:span></text:p>
      <text:p text:style-name="P49"><text:span text:style-name="T24"><text:tab/><text:tab/>stdio.writeln(</text:span><text:span text:style-name="T25">" <text:s/>D - Make a deposit"</text:span><text:span text:style-name="T24">)</text:span></text:p>
      <text:p text:style-name="P49"><text:span text:style-name="T24"><text:tab/><text:tab/>stdio.writeln(</text:span><text:span text:style-name="T25">" <text:s/>P - Print the current amount of an account"</text:span><text:span text:style-name="T24">)</text:span></text:p>
      <text:p text:style-name="P49"><text:span text:style-name="T24"><text:tab/><text:tab/>stdio.writeln(</text:span><text:span text:style-name="T25">" <text:s/>W - Make a withdrawal"</text:span><text:span text:style-name="T24">)</text:span></text:p>
      <text:p text:style-name="P49"><text:span text:style-name="T24"><text:tab/><text:tab/>stdio.writeln(</text:span><text:span text:style-name="T25">" <text:s/>Q - quit the 'BankOfMine'"</text:span><text:span text:style-name="T24">)</text:span></text:p>
      <text:p text:style-name="P48"><text:tab/><text:span text:style-name="T4">end</text:span></text:p>
      <text:p text:style-name="P48"><text:tab/><text:span text:style-name="T4">operation</text:span> choiceCustomer() : bank::Customer <text:span text:style-name="T4">is</text:span> <text:span text:style-name="T4">do</text:span></text:p>
      <text:p text:style-name="P48"><text:tab/><text:tab/><text:span text:style-name="T4">var</text:span> num : kermeta::standard::Integer <text:span text:style-name="T4">init</text:span> 0</text:p>
      <text:p text:style-name="P48"><text:tab/><text:tab/>customers.each{ c |</text:p>
      <text:p text:style-name="P49"><text:span text:style-name="T24"><text:tab/><text:tab/><text:tab/>stdio.writeln(</text:span><text:span text:style-name="T25">" <text:s/>"</text:span><text:span text:style-name="T24">+c.name+</text:span><text:span text:style-name="T25">" - nÂ° "</text:span><text:span text:style-name="T24">+num.toString)</text:span></text:p>
      <text:p text:style-name="P48"><text:tab/><text:tab/><text:tab/>num := num + 1</text:p>
      <text:p text:style-name="P48"><text:tab/><text:tab/>}</text:p>
      <text:p text:style-name="P49"><text:span text:style-name="T24"><text:tab/><text:tab/>num := utility.string2Integer(stdio.read(</text:span><text:span text:style-name="T25">" <text:s text:c="3"/>give the nÂ° of the customer : "</text:span><text:span text:style-name="T24">))</text:span></text:p>
      <text:p text:style-name="P48"><text:tab/><text:tab/><text:span text:style-name="T4">result</text:span> := customers.elementAt(num)</text:p>
      <text:p text:style-name="P48"><text:tab/><text:span text:style-name="T4">end</text:span></text:p>
      <text:p text:style-name="P48"><text:tab/><text:span text:style-name="T4">operation</text:span> choiceAccount() : bank::Account <text:span text:style-name="T4">is</text:span> <text:span text:style-name="T4">do</text:span></text:p>
      <text:p text:style-name="P48"><text:tab/><text:tab/><text:span text:style-name="T4">var</text:span> customer : bank::Customer <text:span text:style-name="T4">init</text:span> choiceCustomer()</text:p>
      <text:p text:style-name="P48"><text:tab/><text:tab/><text:span text:style-name="T4">var</text:span> num : kermeta::standard::Integer <text:span text:style-name="T4">init</text:span> 0</text:p>
      <text:p text:style-name="P48"><text:tab/><text:tab/>customer.account.each{ acc |</text:p>
      <text:p text:style-name="P49"><text:span text:style-name="T24"><text:tab/><text:tab/><text:tab/>stdio.writeln(</text:span><text:span text:style-name="T25">" <text:s/>"</text:span><text:span text:style-name="T24">+customer.name+</text:span><text:span text:style-name="T25">" account nÂ° "</text:span><text:span text:style-name="T24">+num.toString)</text:span></text:p>
      <text:p text:style-name="P48"><text:tab/><text:tab/><text:tab/>num := num + 1</text:p>
      <text:p text:style-name="P48"><text:tab/><text:tab/>}</text:p>
      <text:p text:style-name="P49"><text:span text:style-name="T24"><text:tab/><text:tab/>num := utility.string2Integer(stdio.read(</text:span><text:span text:style-name="T25">" <text:s text:c="3"/>give the nÂ° of the account : "</text:span><text:span text:style-name="T24">))</text:span></text:p>
      <text:p text:style-name="P48"><text:tab/><text:tab/><text:span text:style-name="T4">result</text:span> := customer.account.elementAt(num)</text:p>
      <text:p text:style-name="P48"><text:tab/><text:span text:style-name="T4">end</text:span></text:p>
      <text:p text:style-name="P48"><text:tab/><text:span text:style-name="T4">operation</text:span> getAmount() : kermeta::standard::Integer <text:span text:style-name="T4">is</text:span> <text:span text:style-name="T4">do</text:span></text:p>
      <text:p text:style-name="P49"><text:span text:style-name="T24"><text:tab/><text:tab/></text:span><text:span text:style-name="T27">result</text:span><text:span text:style-name="T24"> := utility.string2Integer(stdio.read(</text:span><text:span text:style-name="T25">" <text:s text:c="3"/>give the amount to be processed : "</text:span><text:span text:style-name="T24">))</text:span></text:p>
      <text:p text:style-name="P48"><text:tab/><text:span text:style-name="T4">end</text:span></text:p>
      <text:p text:style-name="P48"><text:tab/></text:p>
      <text:p text:style-name="P49"><text:span text:style-name="T24"><text:tab/></text:span><text:span text:style-name="T26">// acting operations</text:span></text:p>
      <text:p text:style-name="P48"><text:tab/><text:span text:style-name="T4">operation</text:span> addAccount() <text:span text:style-name="T4">is</text:span> <text:span text:style-name="T4">do</text:span></text:p>
      <text:p text:style-name="P48"><text:tab/><text:tab/><text:span text:style-name="T4">var</text:span> customer : bank::Customer <text:span text:style-name="T4">init</text:span> choiceCustomer</text:p>
      <text:p text:style-name="P48"><text:tab/><text:tab/><text:span text:style-name="T4">if</text:span> customer.account == <text:span text:style-name="T4">void</text:span> <text:span text:style-name="T4">then</text:span></text:p>
      <text:p text:style-name="P48"><text:tab/><text:tab/><text:tab/>customer.account := kermeta::standard::OrderedSet&lt;Account&gt;.new</text:p>
      <text:p text:style-name="P48"><text:tab/><text:tab/><text:span text:style-name="T4">end</text:span></text:p>
      <text:p text:style-name="P48"><text:tab/><text:tab/><text:span text:style-name="T4">var</text:span> account : bank::Account <text:span text:style-name="T4">init</text:span> bank::Account.new</text:p>
      <text:p text:style-name="P48"><text:tab/><text:tab/>account.amount := 0</text:p>
      <text:p text:style-name="P48"><text:tab/><text:tab/>customer.account.add(account)</text:p>
      <text:p text:style-name="P48"><text:tab/><text:span text:style-name="T4">end</text:span></text:p>
      <text:p text:style-name="P48"><text:tab/><text:span text:style-name="T4">operation</text:span> addCustomer() <text:span text:style-name="T4">is</text:span> <text:span text:style-name="T4">do</text:span></text:p>
      <text:p text:style-name="P48"><text:tab/><text:tab/><text:span text:style-name="T4">var</text:span> name : kermeta::standard::String</text:p>
      <text:p text:style-name="P49"><text:span text:style-name="T24"><text:tab/><text:tab/>name := stdio.read(</text:span><text:span text:style-name="T25">" <text:s text:c="3"/>enter the customer name : "</text:span><text:span text:style-name="T24">)</text:span></text:p>
      <text:p text:style-name="P48"><text:tab/><text:tab/><text:span text:style-name="T4">var</text:span> newCustomer : bank::Customer <text:span text:style-name="T4">init</text:span> bank::Customer.new</text:p>
      <text:p text:style-name="P48"><text:tab/><text:tab/>newCustomer.name := name</text:p>
      <text:p text:style-name="P48"><text:tab/><text:tab/>customers.add(newCustomer)</text:p>
      <text:p text:style-name="P48"><text:tab/><text:span text:style-name="T4">end</text:span></text:p>
      <text:p text:style-name="P48"><text:tab/><text:span text:style-name="T4">operation</text:span> deposit() <text:span text:style-name="T4">is</text:span> <text:span text:style-name="T4">do</text:span></text:p>
      <text:p text:style-name="P48"><text:tab/><text:tab/><text:span text:style-name="T4">var</text:span> account : bank::Account <text:span text:style-name="T4">init</text:span> choiceAccount()</text:p>
      <text:p text:style-name="P48"><text:tab/><text:tab/>account.deposit(getAmount)</text:p>
      <text:p text:style-name="P48"><text:tab/><text:span text:style-name="T4">end</text:span></text:p>
      <text:p text:style-name="P48"><text:tab/><text:span text:style-name="T4">operation</text:span> print() <text:span text:style-name="T4">is</text:span> <text:span text:style-name="T4">do</text:span></text:p>
      <text:p text:style-name="P48"><text:tab/><text:tab/><text:span text:style-name="T4">var</text:span> account : bank::Account <text:span text:style-name="T4">init</text:span> choiceAccount()</text:p>
      <text:p text:style-name="P49"><text:span text:style-name="T24"><text:tab/><text:tab/>stdio.writeln(</text:span><text:span text:style-name="T25">" <text:s text:c="5"/>amount = "</text:span><text:span text:style-name="T24">+account.printAmount)</text:span></text:p>
      <text:p text:style-name="P48"><text:tab/><text:span text:style-name="T4">end</text:span></text:p>
      <text:p text:style-name="P48"><text:tab/><text:span text:style-name="T4">operation</text:span> withdraw() <text:span text:style-name="T4">is</text:span> <text:span text:style-name="T4">do</text:span></text:p>
      <text:p text:style-name="P48"><text:tab/><text:tab/><text:span text:style-name="T4">var</text:span> account : bank::Account <text:span text:style-name="T4">init</text:span> choiceAccount()</text:p>
      <text:p text:style-name="P49"><text:span text:style-name="T24"><text:tab/><text:tab/>stdio.writeln(</text:span><text:span text:style-name="T25">" <text:s text:c="5"/>you got "</text:span><text:span text:style-name="T24">+account.withdraw(getAmount).toString+</text:span><text:span text:style-name="T25">" of money!"</text:span><text:span text:style-name="T24">)</text:span></text:p>
      <text:p text:style-name="P48"><text:tab/><text:span text:style-name="T4">end</text:span></text:p>
      <text:p text:style-name="P48">}</text:p>
      <text:p text:style-name="Text_20_body">This application can be used under the advices of the project director (of the customer company) and/or some end-users. An trace of such a use could be like the sample above.</text:p>
      <text:h text:style-name="Heading_20_3" text:outline-level="3">Launch</text:h>
      <text:p text:style-name="Text_20_body">Run the <text:span text:style-name="T22">prototype.kmt</text:span> file as a Kermeta application.</text:p>
      <text:p text:style-name="Text_20_body">You get:</text:p>
      <text:p text:style-name="Standard"/>
      <text:p text:style-name="P38"><text:s/>=== Welcome to the 'BankOfMine' ===</text:p>
      <text:p text:style-name="P50"/>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h text:style-name="Heading_20_3" text:outline-level="3">A new account</text:h>
      <text:p text:style-name="Text_20_body">Add a customer named “Henry” to the 'BankOfMine':</text:p>
      <text:p text:style-name="P51"/>
      <text:p text:style-name="P38"><text:s/>=== Welcome to the 'BankOfMine' ===</text:p>
      <text:p text:style-name="P50"/>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p text:style-name="P52"><text:s text:c="3"/>what is your choice ? : C</text:p>
      <text:p text:style-name="P38"><text:s text:c="4"/>enter the customer name : Henry</text:p>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p text:style-name="Text_20_body"/>
      <text:p text:style-name="Text_20_body">Add a account to him:</text:p>
      <text:p text:style-name="P38"><text:s text:c="3"/>what is your choice ? : A</text:p>
      <text:p text:style-name="P38"><text:s text:c="2"/>Henry - n° 0</text:p>
      <text:p text:style-name="P38"><text:s text:c="4"/>give the n° of the customer : 0</text:p>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h text:style-name="Heading_20_3" text:outline-level="3">Use the account</text:h>
      <text:p text:style-name="Text_20_body">Make a deposit:</text:p>
      <text:p text:style-name="P38"><text:s text:c="3"/>what is your choice ? : D</text:p>
      <text:p text:style-name="P38"><text:s text:c="2"/>Henry - n° 0</text:p>
      <text:p text:style-name="P38"><text:s text:c="4"/>give the n° of the customer : 0</text:p>
      <text:p text:style-name="P38"><text:s text:c="2"/>Henry account n° 0</text:p>
      <text:p text:style-name="P38"><text:s text:c="4"/>give the n° of the account : 0</text:p>
      <text:p text:style-name="P38"><text:s text:c="4"/>give the amount to be processed : 50</text:p>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p text:style-name="Text_20_body"/>
      <text:p text:style-name="Text_20_body">So Henry now has 50 of money on his first account.</text:p>
      <text:p text:style-name="Text_20_body">We can print the account amount to check that:</text:p>
      <text:p text:style-name="P38"><text:s text:c="3"/>what is your choice ? : P</text:p>
      <text:p text:style-name="P38"><text:s text:c="2"/>Henry - n° 0</text:p>
      <text:p text:style-name="P38"><text:s text:c="4"/>give the n° of the customer : 0</text:p>
      <text:p text:style-name="P38"><text:s text:c="2"/>Henry account n° 0</text:p>
      <text:p text:style-name="P38"><text:s text:c="4"/>give the n° of the account : 0</text:p>
      <text:p text:style-name="P38"><text:s text:c="6"/>amount = 50</text:p>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text:p>
      <text:p text:style-name="Text_20_body"/>
      <text:p text:style-name="Text_20_body">The printing confirms this fact.</text:p>
      <text:p text:style-name="Text_20_body">We may try to withdraw some money from this account:</text:p>
      <text:p text:style-name="P38"><text:s text:c="3"/>what is your choice ? : W</text:p>
      <text:p text:style-name="P38"><text:s text:c="2"/>Henry - n° 0</text:p>
      <text:p text:style-name="P38"><text:s text:c="4"/>give the n° of the customer : 0</text:p>
      <text:p text:style-name="P38"><text:s text:c="2"/>Henry account n° 0</text:p>
      <text:p text:style-name="P38"><text:s text:c="4"/>give the n° of the account : 0</text:p>
      <text:p text:style-name="P38"><text:s text:c="4"/>give the amount to be processed : 30</text:p>
      <text:p text:style-name="P38"><text:s text:c="6"/>you got 30 of money!</text:p>
      <text:p text:style-name="P50"/>
      <text:p text:style-name="P38">Available operations:</text:p>
      <text:p text:style-name="P38"><text:s text:c="2"/>A - Add a new account</text:p>
      <text:p text:style-name="P38"><text:s text:c="2"/>C - Add a new customer</text:p>
      <text:p text:style-name="P38"><text:s text:c="2"/>D - Make a deposit</text:p>
      <text:p text:style-name="P38"><text:s text:c="2"/>P - Print the current amount of an account</text:p>
      <text:p text:style-name="P38"><text:s text:c="2"/>W - Make a withdrawal</text:p>
      <text:p text:style-name="P38"><text:s text:c="2"/>Q - quit the 'BankOfMine'</text:p>
      <text:p text:style-name="P38"><text:s text:c="3"/>what is your choice ? : P</text:p>
      <text:p text:style-name="P38"><text:s text:c="2"/>Henry - n° 0</text:p>
      <text:p text:style-name="P38"><text:s text:c="4"/>give the n° of the customer : 0</text:p>
      <text:p text:style-name="P38"><text:s text:c="2"/>Henry account n° 0</text:p>
      <text:p text:style-name="P38"><text:s text:c="4"/>give the n° of the account : 0</text:p>
      <text:p text:style-name="P38"><text:s text:c="6"/>amount = 20</text:p>
      <text:p text:style-name="Text_20_body"/>
      <text:p text:style-name="Text_20_body">So the withdrawal works pretty good.</text:p>
      <text:p text:style-name="Text_20_body">Then an end-user can ask us “<text:span text:style-name="T5">What if the withdrawal amount is higher than the amount of the account?</text:span>”. It is a typical situation prototyping is useful for.</text:p>
      <text:p text:style-name="Text_20_body">Try a withdrawal of 60, for example, and let the end-user have a look on how the system will respond to such a demand:</text:p>
      <text:p text:style-name="P38"><text:s text:c="3"/>what is your choice ? : W</text:p>
      <text:p text:style-name="P38"><text:s text:c="2"/>Henry - n° 0</text:p>
      <text:p text:style-name="P38"><text:s text:c="4"/>give the n° of the customer : 0</text:p>
      <text:p text:style-name="P38"><text:s text:c="2"/>Henry account n° 0</text:p>
      <text:p text:style-name="P38"><text:s text:c="4"/>give the n° of the account : 0</text:p>
      <text:p text:style-name="P38"><text:s text:c="4"/>give the amount to be processed : 60</text:p>
      <text:p text:style-name="P38"><text:s text:c="6"/>you got 20 of money!</text:p>
      <text:p text:style-name="Text_20_body"/>
      <text:p text:style-name="Text_20_body">So the withdrawal operation delivers as much of the desired money as the account has in amount. It is our choice from the analysis of the system we have done. May the customer of that future system doesn't agree with that choice. That is the matter of prototypes to permit engineers and project recipient to see the potential differences in approach of the problem and to discuss about those differences in order to eliminate mistakes.</text:p>
      <text:h text:style-name="Heading_20_2" text:outline-level="2">The future of UML prototyping</text:h>
      <text:p text:style-name="Text_20_body">Actually, the model under the scope must be translate into Kermeta code in order to be used by a program.</text:p>
      <text:p text:style-name="Text_20_body">The prototyping will be more efficient and easier if the prototype application could “require” directly this model like any Ecore [meta]model.</text:p>
      <text:section text:style-name="Sect1" text:name="post-liminaires">
        <text:section text:style-name="Sect1" text:name="table_index" text:display="none">
          <text:p text:style-name="P53">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53">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54"/>
        </text:section>
        <text:section text:style-name="Sect1" text:name="bibliographie" text:display="none">
          <text:p text:style-name="P55">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53">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1" svg:font-family="Courier" style:font-adornments="Gras" style:font-family-generic="modern"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8-22T11:06:53</dc:date>
    <meta:print-date>2006-08-07T16:48:16</meta:print-date>
    <meta:keyword>Kermeta</meta:keyword>
    <meta:keyword>metamodeling</meta:keyword>
    <meta:keyword>language</meta:keyword>
    <dc:language>en-US</dc:language>
    <meta:editing-cycles>293</meta:editing-cycles>
    <meta:editing-duration>P22DT6H17M17S</meta:editing-duration>
    <meta:user-defined meta:name="Authors">Vincent Mahé</meta:user-defined>
    <meta:user-defined meta:name="Corporate 1">INRIA</meta:user-defined>
    <meta:user-defined meta:name="Info 3"/>
    <meta:user-defined meta:name="Info 4"/>
    <meta:document-statistic meta:table-count="8" meta:image-count="13" meta:object-count="0" meta:page-count="31" meta:paragraph-count="980" meta:word-count="6746" meta:character-count="45352"/>
  </office:meta>
</office:document-meta>
</file>